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Mono" fo:font-size="25pt" fo:language="en" fo:country="US" officeooo:rsid="0008e26e" officeooo:paragraph-rsid="0008e26e" style:font-size-asian="25pt" style:font-size-complex="25pt"/>
    </style:style>
    <style:style style:name="P2" style:family="paragraph" style:parent-style-name="Standard">
      <style:paragraph-properties fo:text-align="center" style:justify-single-word="false"/>
      <style:text-properties style:font-name="Ubuntu" fo:font-size="25pt" fo:language="en" fo:country="US" fo:font-weight="bold" officeooo:rsid="0008e26e" officeooo:paragraph-rsid="0008e26e" style:font-size-asian="25pt" style:font-weight-asian="bold" style:font-size-complex="25pt" style:font-weight-complex="bold"/>
    </style:style>
    <style:style style:name="P3" style:family="paragraph" style:parent-style-name="Standard">
      <style:paragraph-properties fo:text-align="center" style:justify-single-word="false"/>
      <style:text-properties style:font-name="Ubuntu" fo:font-size="12pt" fo:language="en" fo:country="US" officeooo:rsid="0008e26e" officeooo:paragraph-rsid="0008e26e" style:font-size-asian="10.5pt" style:font-size-complex="12pt"/>
    </style:style>
    <style:style style:name="P4" style:family="paragraph" style:parent-style-name="Standard">
      <style:paragraph-properties fo:text-align="end" style:justify-single-word="false"/>
      <style:text-properties style:font-name="Ubuntu" fo:font-size="12pt" fo:language="en" fo:country="US" officeooo:rsid="0008e26e" officeooo:paragraph-rsid="0008e26e" style:font-size-asian="10.5pt" style:font-size-complex="12pt"/>
    </style:style>
    <style:style style:name="P5" style:family="paragraph" style:parent-style-name="Standard">
      <style:paragraph-properties fo:line-height="150%" fo:text-align="justify" style:justify-single-word="false"/>
      <style:text-properties style:font-name="Ubuntu" fo:font-size="12pt" fo:language="en" fo:country="US" fo:font-weight="bold" officeooo:rsid="0008e26e" officeooo:paragraph-rsid="0008e26e" style:font-size-asian="12pt" style:font-weight-asian="bold" style:font-size-complex="12pt" style:font-weight-complex="bold"/>
    </style:style>
    <style:style style:name="P6" style:family="paragraph" style:parent-style-name="Standard">
      <style:paragraph-properties fo:line-height="150%" fo:text-align="start" style:justify-single-word="false">
        <style:tab-stops>
          <style:tab-stop style:position="5.939cm"/>
        </style:tab-stops>
      </style:paragraph-properties>
      <style:text-properties style:font-name="Ubuntu" fo:font-size="12pt" fo:language="en" fo:country="US" fo:font-weight="bold" officeooo:rsid="001bc508" officeooo:paragraph-rsid="002070a1"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Ubuntu" fo:font-size="12pt" fo:language="en" fo:country="US" fo:font-weight="normal" officeooo:rsid="004a8fb9" officeooo:paragraph-rsid="004a8fb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62e5d"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80b65" style:font-size-asian="12.25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c7079"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e0e48"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0c04e" style:font-size-asian="12.25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190af"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9485" style:font-size-asian="12.25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ad50" style:font-size-asian="12.2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450e2" style:font-size-asian="12.25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Ubuntu" fo:font-size="14pt" fo:language="en" fo:country="US" fo:font-weight="bold" officeooo:rsid="004a8fb9" officeooo:paragraph-rsid="004a8fb9" style:font-size-asian="14pt" style:font-weight-asian="bold" style:font-size-complex="14pt" style:font-weight-complex="bold"/>
    </style:style>
    <style:style style:name="P21" style:family="paragraph" style:parent-style-name="Standard">
      <style:paragraph-properties fo:line-height="150%" fo:text-align="start" style:justify-single-word="false">
        <style:tab-stops>
          <style:tab-stop style:position="5.939cm"/>
        </style:tab-stops>
      </style:paragraph-properties>
      <style:text-properties style:font-name="Ubuntu" fo:font-size="10pt" fo:language="en" fo:country="US" fo:font-weight="normal" officeooo:rsid="001bc508" officeooo:paragraph-rsid="002070a1"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rsid="0008e26e" officeooo:paragraph-rsid="000a2dbd"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158e97"/>
    </style:style>
    <style:style style:name="P25"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2070a1"/>
    </style:style>
    <style:style style:name="P26"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P27"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573f75"/>
    </style:style>
    <style:style style:name="P28"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8e26e" officeooo:paragraph-rsid="000c165c"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a2dbd" officeooo:paragraph-rsid="000c165c"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8e26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a2dbd"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1e2b96" officeooo:paragraph-rsid="001e2b96"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0df379" officeooo:paragraph-rsid="000df379"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1f8651" style:font-size-asian="12.25pt" style:font-weight-asian="bold" style:font-size-complex="14pt" style:font-weight-complex="bold"/>
    </style:style>
    <style:style style:name="P36" style:family="paragraph" style:parent-style-name="Standard">
      <style:paragraph-properties fo:line-height="150%" fo:text-align="start" style:justify-single-word="false">
        <style:tab-stops>
          <style:tab-stop style:position="5.939cm"/>
        </style:tab-stops>
      </style:paragraph-properties>
      <style:text-properties fo:font-variant="normal" fo:text-transform="none" fo:color="#000000" style:font-name="Ubuntu" fo:font-size="10pt" fo:letter-spacing="normal" fo:language="en" fo:country="US" fo:font-style="normal" fo:font-weight="normal" officeooo:rsid="001bc508" officeooo:paragraph-rsid="002070a1" style:font-size-asian="10pt" style:font-weight-asian="normal" style:font-size-complex="10pt" style:font-weight-complex="normal"/>
    </style:style>
    <style:style style:name="P37"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a4b5" style:font-size-asian="12pt" style:font-weight-asian="normal" style:font-size-complex="12pt" style:font-weight-complex="normal"/>
    </style:style>
    <style:style style:name="P39" style:family="paragraph" style:parent-style-name="Standard">
      <style:paragraph-properties fo:line-height="150%" fo:text-align="justify" style:justify-single-word="false" fo:break-before="pag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40" style:family="paragraph" style:parent-style-name="Standard">
      <style:paragraph-properties fo:line-height="150%" fo:text-align="justify" style:justify-single-word="false" fo:break-before="page"/>
      <style:text-properties style:font-name="Ubuntu" fo:font-size="16pt" fo:language="en" fo:country="US" fo:font-weight="bold" officeooo:rsid="0008e26e" officeooo:paragraph-rsid="0008e26e" style:font-size-asian="16pt" style:font-weight-asian="bold" style:font-size-complex="16pt" style:font-weight-complex="bold"/>
    </style:style>
    <style:style style:name="P41" style:family="paragraph" style:parent-style-name="Standard">
      <style:paragraph-properties fo:line-height="150%" fo:text-align="justify" style:justify-single-word="false" fo:break-before="pag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42" style:family="paragraph" style:parent-style-name="Standard">
      <style:paragraph-properties fo:line-height="150%" fo:text-align="justify" style:justify-single-word="false" fo:break-before="page"/>
      <style:text-properties fo:font-variant="normal" fo:text-transform="none" fo:color="#000000" style:font-name="Ubuntu" fo:font-size="16pt" fo:letter-spacing="normal" fo:language="en" fo:country="US" fo:font-style="normal" fo:font-weight="bold" officeooo:rsid="001f8651" officeooo:paragraph-rsid="001f8651" style:font-size-asian="16pt" style:font-weight-asian="bold" style:font-size-complex="16pt" style:font-weight-complex="bold"/>
    </style:style>
    <style:style style:name="P43"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45"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4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47"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1904" style:font-size-asian="12.25pt" style:font-weight-asian="bold" style:font-size-complex="14pt" style:font-weight-complex="bold"/>
    </style:style>
    <style:style style:name="P48"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9"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50"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51"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52"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fcbed" style:font-size-asian="12.25pt" style:font-weight-asian="bold" style:font-size-complex="14pt" style:font-weight-complex="bold"/>
    </style:style>
    <style:style style:name="P5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84b65" style:font-size-asian="12.25pt" style:font-weight-asian="bold" style:font-size-complex="14pt" style:font-weight-complex="bol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5036" style:font-size-asian="12.25pt" style:font-weight-asian="bold" style:font-size-complex="14pt" style:font-weight-complex="bold"/>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e494" style:font-size-asian="12.25pt" style:font-weight-asian="bold" style:font-size-complex="14pt" style:font-weight-complex="bol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0220b" style:font-size-asian="12.25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55f7a" style:font-size-asian="12.25pt" style:font-weight-asian="bold" style:font-size-complex="14pt" style:font-weight-complex="bol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d184" style:font-size-asian="12.25pt" style:font-weight-asian="bold" style:font-size-complex="14pt" style:font-weight-complex="bol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fc93" style:font-size-asian="12.25pt" style:font-weight-asian="bold" style:font-size-complex="14pt" style:font-weight-complex="bol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5a15" style:font-size-asian="12.25pt" style:font-weight-asian="bold" style:font-size-complex="14pt" style:font-weight-complex="bol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0b4b" style:font-size-asian="12.25pt" style:font-weight-asian="bold" style:font-size-complex="14pt" style:font-weight-complex="bol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6140" style:font-size-asian="12.25pt" style:font-weight-asian="bold" style:font-size-complex="14pt" style:font-weight-complex="bol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20026" style:font-size-asian="12.25pt" style:font-weight-asian="bold" style:font-size-complex="14pt" style:font-weight-complex="bol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c6140"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e1904" style:font-size-asian="12pt" style:font-weight-asian="normal" style:font-size-complex="12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398a" style:font-size-asian="12pt" style:font-weight-asian="normal" style:font-size-complex="12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6229"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76"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948e1" style:font-size-asian="12.25pt" style:font-weight-asian="bold" style:font-size-complex="14pt" style:font-weight-complex="bold"/>
    </style:style>
    <style:style style:name="P77"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78"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578d90" style:font-size-asian="12.25pt" style:font-weight-asian="bold" style:font-size-complex="14pt" style:font-weight-complex="bold"/>
    </style:style>
    <style:style style:name="P79"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T1" style:family="text">
      <style:text-properties style:font-name="Ubuntu" fo:font-size="12pt" style:font-size-asian="12pt"/>
    </style:style>
    <style:style style:name="T2" style:family="text">
      <style:text-properties style:font-name="Ubuntu" fo:font-size="12pt" officeooo:rsid="0009215c" style:font-size-asian="12pt"/>
    </style:style>
    <style:style style:name="T3" style:family="text">
      <style:text-properties style:font-name="Ubuntu" fo:font-size="12pt" officeooo:rsid="00143e38" style:font-size-asian="12pt" style:font-weight-asian="bold" style:font-size-complex="12pt" style:font-weight-complex="bold"/>
    </style:style>
    <style:style style:name="T4" style:family="text">
      <style:text-properties style:font-name="Ubuntu" fo:font-size="12pt" officeooo:rsid="00158e97" style:font-size-asian="12pt" style:font-weight-asian="bold" style:font-size-complex="12pt" style:font-weight-complex="bold"/>
    </style:style>
    <style:style style:name="T5" style:family="text">
      <style:text-properties style:font-name="Ubuntu" fo:font-size="12pt" officeooo:rsid="001fc389" style:font-size-asian="12pt" style:font-weight-asian="bold" style:font-size-complex="12pt" style:font-weight-complex="bold"/>
    </style:style>
    <style:style style:name="T6" style:family="text">
      <style:text-properties style:font-name="Ubuntu" fo:font-size="12pt" officeooo:rsid="0023e68a" style:font-size-asian="12pt" style:font-weight-asian="bold" style:font-size-complex="12pt" style:font-weight-complex="bold"/>
    </style:style>
    <style:style style:name="T7" style:family="text">
      <style:text-properties style:font-name="Ubuntu" fo:font-size="12pt" style:text-underline-style="none" style:font-size-asian="12pt"/>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fo:font-weight="bold" officeooo:rsid="00573f75" style:font-size-asian="12pt" style:font-weight-asian="bold" style:font-weight-complex="bold"/>
    </style:style>
    <style:style style:name="T10" style:family="text">
      <style:text-properties style:font-name="Ubuntu" fo:font-size="12pt" fo:font-weight="bold" officeooo:rsid="00143e38" style:font-size-asian="12pt" style:font-weight-asian="bold" style:font-size-complex="12pt" style:font-weight-complex="bold"/>
    </style:style>
    <style:style style:name="T11" style:family="text">
      <style:text-properties style:font-name="Ubuntu" fo:font-size="12pt" fo:font-weight="bold" officeooo:rsid="00158e97" style:font-size-asian="12pt" style:font-weight-asian="bold" style:font-size-complex="12pt" style:font-weight-complex="bold" loext:padding="0cm" loext:border="none"/>
    </style:style>
    <style:style style:name="T12" style:family="text">
      <style:text-properties style:font-name="Ubuntu" fo:font-size="12pt" fo:font-weight="bold" officeooo:rsid="00329485" style:font-size-asian="12pt" style:font-weight-asian="bold" style:font-size-complex="12pt" style:font-weight-complex="bold" loext:padding="0cm" loext:border="none"/>
    </style:style>
    <style:style style:name="T13" style:family="text">
      <style:text-properties style:font-name="Ubuntu" fo:font-size="12pt" fo:font-weight="normal" officeooo:rsid="00158e97" style:font-size-asian="12pt" style:font-weight-asian="bold" style:font-size-complex="12pt" style:font-weight-complex="bold" loext:padding="0cm" loext:border="none"/>
    </style:style>
    <style:style style:name="T14" style:family="text">
      <style:text-properties style:font-name="Ubuntu" fo:font-size="12pt" fo:font-weight="normal" officeooo:rsid="00143e38" style:font-size-asian="12pt" style:font-weight-asian="bold" style:font-size-complex="12pt" style:font-weight-complex="bold" loext:padding="0cm" loext:border="none"/>
    </style:style>
    <style:style style:name="T15" style:family="text">
      <style:text-properties style:font-name="Ubuntu" fo:font-size="12pt" fo:font-weight="normal" officeooo:rsid="001e2b96" style:font-size-asian="12pt" style:font-weight-asian="bold" style:font-size-complex="12pt" style:font-weight-complex="bold" loext:padding="0cm" loext:border="none"/>
    </style:style>
    <style:style style:name="T16" style:family="text">
      <style:text-properties style:font-name="Ubuntu" fo:font-size="12pt" fo:font-weight="normal" officeooo:rsid="00329485" style:font-size-asian="12pt" style:font-weight-asian="normal" style:font-size-complex="12pt" style:font-weight-complex="normal" loext:padding="0cm" loext:border="none"/>
    </style:style>
    <style:style style:name="T17" style:family="text">
      <style:text-properties style:font-name="Ubuntu"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8" style:family="text">
      <style:text-properties style:font-name="Ubuntu" fo:font-size="12pt" fo:font-style="italic" fo:font-weight="normal" officeooo:rsid="00158e97" style:font-size-asian="12pt" style:font-style-asian="italic" style:font-weight-asian="bold" style:font-size-complex="12pt" style:font-style-complex="italic" style:font-weight-complex="bold" loext:padding="0cm" loext:border="none"/>
    </style:style>
    <style:style style:name="T19" style:family="text">
      <style:text-properties style:font-name="Ubuntu" fo:font-size="12pt" fo:font-style="italic" fo:font-weight="normal" officeooo:rsid="001e2b96" style:font-size-asian="12pt" style:font-style-asian="italic" style:font-weight-asian="bold" style:font-size-complex="12pt" style:font-style-complex="italic" style:font-weight-complex="bold" loext:padding="0cm" loext:border="none"/>
    </style:style>
    <style:style style:name="T20" style:family="text">
      <style:text-properties style:font-name="Ubuntu" fo:font-size="12pt" fo:font-style="italic" fo:font-weight="normal" officeooo:rsid="00329485" style:font-size-asian="12pt" style:font-style-asian="italic" style:font-weight-asian="normal" style:font-size-complex="12pt" style:font-style-complex="italic" style:font-weight-complex="normal" loext:padding="0cm" loext:border="none"/>
    </style:style>
    <style:style style:name="T21" style:family="text">
      <style:text-properties style:font-name="Ubuntu" fo:font-size="12pt" fo:font-style="italic" fo:font-weight="normal" officeooo:rsid="005974a8" style:font-size-asian="12pt" style:font-style-asian="italic" style:font-weight-asian="normal" style:font-size-complex="12pt" style:font-style-complex="italic" style:font-weight-complex="normal" loext:padding="0cm" loext:border="none"/>
    </style:style>
    <style:style style:name="T22" style:family="text">
      <style:text-properties style:font-name="Ubuntu" fo:font-size="12pt" fo:font-style="italic" fo:font-weight="normal" officeooo:rsid="0059f2b6" style:font-size-asian="12pt" style:font-style-asian="italic" style:font-weight-asian="normal" style:font-size-complex="12pt" style:font-style-complex="italic" style:font-weight-complex="normal" loext:padding="0cm" loext:border="none"/>
    </style:style>
    <style:style style:name="T23" style:family="text">
      <style:text-properties style:font-name="Ubuntu" fo:font-size="12pt" fo:font-style="italic" style:text-underline-style="solid" style:text-underline-width="auto" style:text-underline-color="font-color" fo:font-weight="normal" officeooo:rsid="0059f2b6" style:font-size-asian="12pt" style:font-style-asian="italic" style:font-weight-asian="normal" style:font-size-complex="12pt" style:font-style-complex="italic" style:font-weight-complex="normal" loext:padding="0cm" loext:border="none"/>
    </style:style>
    <style:style style:name="T24" style:family="text">
      <style:text-properties style:font-name="Ubuntu" fo:font-size="12pt" fo:font-style="italic" style:text-underline-style="solid" style:text-underline-width="auto" style:text-underline-color="font-color" fo:font-weight="normal" officeooo:rsid="00329485" style:font-size-asian="12pt" style:font-style-asian="italic" style:font-weight-asian="normal" style:font-size-complex="12pt" style:font-style-complex="italic" style:font-weight-complex="normal" loext:padding="0cm" loext:border="none"/>
    </style:style>
    <style:style style:name="T25" style:family="text">
      <style:text-properties officeooo:rsid="0009215c"/>
    </style:style>
    <style:style style:name="T26" style:family="text">
      <style:text-properties fo:font-weight="bold"/>
    </style:style>
    <style:style style:name="T27" style:family="text">
      <style:text-properties fo:font-weight="bold" officeooo:rsid="004e1904" style:font-weight-asian="bold" style:font-weight-complex="bold"/>
    </style:style>
    <style:style style:name="T28" style:family="text">
      <style:text-properties officeooo:rsid="0011a4b5"/>
    </style:style>
    <style:style style:name="T29" style:family="text">
      <style:text-properties officeooo:rsid="00129b61"/>
    </style:style>
    <style:style style:name="T30" style:family="text">
      <style:text-properties fo:font-variant="normal" fo:text-transform="none" fo:color="#000000" fo:font-size="12pt" fo:letter-spacing="normal" fo:font-style="normal" fo:font-weight="normal" officeooo:rsid="00262e5d" style:font-size-asian="10.5pt" style:font-weight-asian="normal" style:font-size-complex="12pt" style:font-weight-complex="normal" loext:padding="0cm" loext:border="none"/>
    </style:style>
    <style:style style:name="T31" style:family="text">
      <style:text-properties fo:font-variant="normal" fo:text-transform="none" fo:color="#000000" fo:font-size="12pt" fo:letter-spacing="normal" fo:font-style="normal" fo:font-weight="normal" officeooo:rsid="002c7079" style:font-size-asian="10.5pt" style:font-weight-asian="normal" style:font-size-complex="12pt" style:font-weight-complex="normal" loext:padding="0cm" loext:border="none"/>
    </style:style>
    <style:style style:name="T32" style:family="text">
      <style:text-properties fo:font-variant="normal" fo:text-transform="none" fo:color="#000000" fo:font-size="12pt" fo:letter-spacing="normal" fo:font-style="normal" fo:font-weight="normal" officeooo:rsid="003f98af" style:font-size-asian="10.5pt" style:font-weight-asian="normal" style:font-size-complex="12pt" style:font-weight-complex="normal" loext:padding="0cm" loext:border="none"/>
    </style:style>
    <style:style style:name="T33" style:family="text">
      <style:text-properties fo:font-variant="normal" fo:text-transform="none" fo:color="#000000" fo:font-size="12pt" fo:letter-spacing="normal" fo:font-style="normal" fo:font-weight="normal" officeooo:rsid="0040220b" style:font-size-asian="10.5pt" style:font-weight-asian="normal" style:font-size-complex="12pt" style:font-weight-complex="normal" loext:padding="0cm" loext:border="none"/>
    </style:style>
    <style:style style:name="T34" style:family="text">
      <style:text-properties fo:font-variant="normal" fo:text-transform="none" fo:color="#000000" fo:font-size="12pt" fo:letter-spacing="normal" fo:font-style="normal" fo:font-weight="normal" officeooo:rsid="00262e5d" style:font-size-asian="10.5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fo:font-size="12pt" fo:letter-spacing="normal" fo:font-style="normal" fo:font-weight="normal" officeooo:rsid="00280b65" style:font-size-asian="10.5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fo:font-size="12pt" fo:letter-spacing="normal" fo:font-style="normal" fo:font-weight="normal" officeooo:rsid="002948e1" style:font-size-asian="10.5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000000" fo:font-size="12pt" fo:letter-spacing="normal" fo:font-style="normal" fo:font-weight="normal" officeooo:rsid="002a755c" style:font-size-asian="10.5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fo:font-size="12pt" fo:letter-spacing="normal" fo:font-style="normal" fo:font-weight="normal" officeooo:rsid="002c7079" style:font-size-asian="10.5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fo:font-size="12pt" fo:letter-spacing="normal" fo:font-style="normal" fo:font-weight="normal" officeooo:rsid="002dc320" style:font-size-asian="10.5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fo:font-size="12pt" fo:letter-spacing="normal" fo:font-style="normal" fo:font-weight="normal" officeooo:rsid="002e0e48" style:font-size-asian="10.5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fo:font-size="12pt" fo:letter-spacing="normal" fo:font-style="normal" fo:font-weight="normal" officeooo:rsid="0030c04e" style:font-size-asian="10.5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fo:font-size="12pt" fo:letter-spacing="normal" fo:font-style="normal" fo:font-weight="normal" officeooo:rsid="00329485" style:font-size-asian="10.5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fo:font-size="12pt" fo:letter-spacing="normal" fo:font-style="normal" fo:font-weight="normal" officeooo:rsid="0032ad50" style:font-size-asian="10.5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fo:font-size="12pt" fo:letter-spacing="normal" fo:font-style="normal" fo:font-weight="normal" officeooo:rsid="003450e2" style:font-size-asian="10.5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fo:font-size="12pt" fo:letter-spacing="normal" fo:font-style="normal" fo:font-weight="normal" officeooo:rsid="00359ec9" style:font-size-asian="10.5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fo:font-size="12pt" fo:letter-spacing="normal" fo:font-style="normal" fo:font-weight="normal" officeooo:rsid="0036fd57" style:font-size-asian="10.5pt" style:font-style-asian="normal" style:font-weight-asian="normal" style:font-size-complex="12pt" style:font-style-complex="normal" style:font-weight-complex="normal" loext:padding="0cm" loext:border="none"/>
    </style:style>
    <style:style style:name="T47" style:family="text">
      <style:text-properties fo:font-variant="normal" fo:text-transform="none" fo:color="#000000" fo:font-size="12pt" fo:letter-spacing="normal" fo:font-style="normal" fo:font-weight="normal" officeooo:rsid="00384b65" style:font-size-asian="10.5pt" style:font-style-asian="normal" style:font-weight-asian="normal" style:font-size-complex="12pt" style:font-style-complex="normal" style:font-weight-complex="normal" loext:padding="0cm" loext:border="none"/>
    </style:style>
    <style:style style:name="T48" style:family="text">
      <style:text-properties fo:font-variant="normal" fo:text-transform="none" fo:color="#000000" fo:font-size="12pt" fo:letter-spacing="normal" fo:font-style="normal" fo:font-weight="normal" officeooo:rsid="00399a77" style:font-size-asian="10.5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fo:font-size="12pt" fo:letter-spacing="normal" fo:font-style="normal" fo:font-weight="normal" officeooo:rsid="003a7629" style:font-size-asian="10.5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fo:font-size="12pt" fo:letter-spacing="normal" fo:font-style="normal" fo:font-weight="normal" officeooo:rsid="003c5036" style:font-size-asian="10.5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fo:font-size="12pt" fo:letter-spacing="normal" fo:font-style="normal" fo:font-weight="normal" officeooo:rsid="003ce494" style:font-size-asian="10.5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fo:font-size="12pt" fo:letter-spacing="normal" fo:font-style="normal" fo:font-weight="normal" officeooo:rsid="003e28e3" style:font-size-asian="10.5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fo:font-size="12pt" fo:letter-spacing="normal" fo:font-style="normal" fo:font-weight="normal" officeooo:rsid="003f98af" style:font-size-asian="10.5pt" style:font-style-asian="normal" style:font-weight-asian="normal" style:font-size-complex="12pt" style:font-style-complex="normal" style:font-weight-complex="normal" loext:padding="0cm" loext:border="none"/>
    </style:style>
    <style:style style:name="T54" style:family="text">
      <style:text-properties fo:font-variant="normal" fo:text-transform="none" fo:color="#000000" fo:font-size="12pt" fo:letter-spacing="normal" fo:font-style="normal" fo:font-weight="normal" officeooo:rsid="00423107" style:font-size-asian="10.5pt" style:font-style-asian="normal" style:font-weight-asian="normal" style:font-size-complex="12pt" style:font-style-complex="normal" style:font-weight-complex="normal" loext:padding="0cm" loext:border="none"/>
    </style:style>
    <style:style style:name="T55" style:family="text">
      <style:text-properties fo:font-variant="normal" fo:text-transform="none" fo:color="#000000" fo:font-size="12pt" fo:letter-spacing="normal" fo:font-style="normal" fo:font-weight="normal" officeooo:rsid="00438706" style:font-size-asian="10.5pt" style:font-style-asian="normal" style:font-weight-asian="normal" style:font-size-complex="12pt" style:font-style-complex="normal" style:font-weight-complex="normal" loext:padding="0cm" loext:border="none"/>
    </style:style>
    <style:style style:name="T56" style:family="text">
      <style:text-properties fo:font-variant="normal" fo:text-transform="none" fo:color="#000000" fo:font-size="12pt" fo:letter-spacing="normal" fo:font-style="normal" fo:font-weight="normal" officeooo:rsid="0044913e" style:font-size-asian="10.5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fo:font-size="12pt" fo:letter-spacing="normal" fo:font-style="normal" fo:font-weight="normal" officeooo:rsid="00455f7a" style:font-size-asian="10.5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fo:font-size="12pt" fo:letter-spacing="normal" fo:font-style="normal" fo:font-weight="normal" officeooo:rsid="004705e4" style:font-size-asian="10.5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fo:font-size="12pt" fo:letter-spacing="normal" fo:font-style="normal" fo:font-weight="normal" officeooo:rsid="0048d184" style:font-size-asian="10.5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fo:font-size="12pt" fo:letter-spacing="normal" fo:font-style="normal" fo:font-weight="normal" officeooo:rsid="004c6140" style:font-size-asian="10.5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fo:font-size="12pt" fo:letter-spacing="normal" fo:font-style="normal" fo:font-weight="normal" officeooo:rsid="004e1904" style:font-size-asian="10.5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fo:font-size="12pt" fo:letter-spacing="normal" fo:font-style="normal" fo:font-weight="normal" officeooo:rsid="004e3388" style:font-size-asian="10.5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fo:font-size="12pt" fo:letter-spacing="normal" fo:font-style="normal" fo:font-weight="normal" officeooo:rsid="004fcbed" style:font-size-asian="10.5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fo:font-size="12pt" fo:letter-spacing="normal" fo:font-style="normal" fo:font-weight="normal" officeooo:rsid="00520026" style:font-size-asian="10.5pt" style:font-style-asian="normal" style:font-weight-asian="normal" style:font-size-complex="12pt" style:font-style-complex="normal" style:font-weight-complex="normal" loext:padding="0cm" loext:border="none"/>
    </style:style>
    <style:style style:name="T65" style:family="text">
      <style:text-properties fo:font-variant="normal" fo:text-transform="none" fo:color="#000000" fo:font-size="12pt" fo:letter-spacing="normal" fo:font-style="normal" fo:font-weight="normal" officeooo:rsid="005227a5" style:font-size-asian="10.5pt" style:font-style-asian="normal" style:font-weight-asian="normal" style:font-size-complex="12pt" style:font-style-complex="normal" style:font-weight-complex="normal" loext:padding="0cm" loext:border="none"/>
    </style:style>
    <style:style style:name="T66" style:family="text">
      <style:text-properties fo:font-variant="normal" fo:text-transform="none" fo:color="#000000" fo:font-size="12pt" fo:letter-spacing="normal" fo:font-style="normal" fo:font-weight="normal" officeooo:rsid="0048d184"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fo:font-size="12pt" fo:letter-spacing="normal" fo:font-style="normal" fo:font-weight="normal" officeooo:rsid="0048fc93"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fo:font-size="12pt" fo:letter-spacing="normal" fo:font-style="normal" fo:font-weight="normal" officeooo:rsid="004c6140"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fo:font-size="12pt" fo:letter-spacing="normal" fo:font-style="normal" fo:font-weight="bold" officeooo:rsid="002948e1" style:font-size-asian="10.5pt" style:font-style-asian="normal" style:font-weight-asian="bold" style:font-size-complex="12pt" style:font-style-complex="normal" style:font-weight-complex="bold" loext:padding="0cm" loext:border="none"/>
    </style:style>
    <style:style style:name="T70" style:family="text">
      <style:text-properties fo:font-variant="normal" fo:text-transform="none" fo:color="#000000" fo:font-size="12pt" fo:letter-spacing="normal" fo:font-style="normal" fo:font-weight="bold" officeooo:rsid="002a755c" style:font-size-asian="10.5pt" style:font-style-asian="normal" style:font-weight-asian="bold" style:font-size-complex="12pt" style:font-style-complex="normal" style:font-weight-complex="bold" loext:padding="0cm" loext:border="none"/>
    </style:style>
    <style:style style:name="T71" style:family="text">
      <style:text-properties fo:font-variant="normal" fo:text-transform="none" fo:color="#000000" fo:font-size="12pt" fo:letter-spacing="normal" fo:font-style="normal" fo:font-weight="bold" officeooo:rsid="002c7079" style:font-size-asian="10.5pt" style:font-style-asian="normal" style:font-weight-asian="bold" style:font-size-complex="12pt" style:font-style-complex="normal" style:font-weight-complex="bold" loext:padding="0cm" loext:border="none"/>
    </style:style>
    <style:style style:name="T72" style:family="text">
      <style:text-properties fo:font-variant="normal" fo:text-transform="none" fo:color="#000000" fo:font-size="12pt" fo:letter-spacing="normal" fo:font-style="normal" fo:font-weight="bold" officeooo:rsid="002ff954" style:font-size-asian="10.5pt" style:font-style-asian="normal" style:font-weight-asian="bold" style:font-size-complex="12pt" style:font-style-complex="normal" style:font-weight-complex="bold" loext:padding="0cm" loext:border="none"/>
    </style:style>
    <style:style style:name="T73" style:family="text">
      <style:text-properties fo:font-variant="normal" fo:text-transform="none" fo:color="#000000" fo:font-size="12pt" fo:letter-spacing="normal" fo:font-style="normal" fo:font-weight="bold" officeooo:rsid="00329485" style:font-size-asian="10.5pt" style:font-style-asian="normal" style:font-weight-asian="bold" style:font-size-complex="12pt" style:font-style-complex="normal" style:font-weight-complex="bold" loext:padding="0cm" loext:border="none"/>
    </style:style>
    <style:style style:name="T74" style:family="text">
      <style:text-properties fo:font-variant="normal" fo:text-transform="none" fo:color="#000000" fo:font-size="12pt" fo:letter-spacing="normal" fo:font-style="normal" fo:font-weight="bold" officeooo:rsid="003450e2" style:font-size-asian="10.5pt" style:font-style-asian="normal" style:font-weight-asian="bold" style:font-size-complex="12pt" style:font-style-complex="normal" style:font-weight-complex="bold" loext:padding="0cm" loext:border="none"/>
    </style:style>
    <style:style style:name="T75" style:family="text">
      <style:text-properties fo:font-variant="normal" fo:text-transform="none" fo:color="#000000" fo:font-size="12pt" fo:letter-spacing="normal" fo:font-style="normal" fo:font-weight="bold" officeooo:rsid="00359ec9" style:font-size-asian="10.5pt" style:font-style-asian="normal" style:font-weight-asian="bold" style:font-size-complex="12pt" style:font-style-complex="normal" style:font-weight-complex="bold" loext:padding="0cm" loext:border="none"/>
    </style:style>
    <style:style style:name="T76" style:family="text">
      <style:text-properties fo:font-variant="normal" fo:text-transform="none" fo:color="#000000" fo:font-size="12pt" fo:letter-spacing="normal" fo:font-style="normal" fo:font-weight="bold" officeooo:rsid="0036fd57" style:font-size-asian="10.5pt" style:font-style-asian="normal" style:font-weight-asian="bold" style:font-size-complex="12pt" style:font-style-complex="normal" style:font-weight-complex="bold" loext:padding="0cm" loext:border="none"/>
    </style:style>
    <style:style style:name="T77" style:family="text">
      <style:text-properties fo:font-variant="normal" fo:text-transform="none" fo:color="#000000" fo:font-size="12pt" fo:letter-spacing="normal" fo:font-style="normal" fo:font-weight="bold" officeooo:rsid="0037e5e4" style:font-size-asian="10.5pt" style:font-style-asian="normal" style:font-weight-asian="bold" style:font-size-complex="12pt" style:font-style-complex="normal" style:font-weight-complex="bold" loext:padding="0cm" loext:border="none"/>
    </style:style>
    <style:style style:name="T78" style:family="text">
      <style:text-properties fo:font-variant="normal" fo:text-transform="none" fo:color="#000000" fo:font-size="12pt" fo:letter-spacing="normal" fo:font-style="normal" fo:font-weight="bold" officeooo:rsid="00384b65" style:font-size-asian="10.5pt" style:font-style-asian="normal" style:font-weight-asian="bold" style:font-size-complex="12pt" style:font-style-complex="normal" style:font-weight-complex="bold" loext:padding="0cm" loext:border="none"/>
    </style:style>
    <style:style style:name="T79" style:family="text">
      <style:text-properties fo:font-variant="normal" fo:text-transform="none" fo:color="#000000" fo:font-size="12pt" fo:letter-spacing="normal" fo:font-style="normal" fo:font-weight="bold" officeooo:rsid="00399a77" style:font-size-asian="10.5pt" style:font-style-asian="normal" style:font-weight-asian="bold" style:font-size-complex="12pt" style:font-style-complex="normal" style:font-weight-complex="bold" loext:padding="0cm" loext:border="none"/>
    </style:style>
    <style:style style:name="T80" style:family="text">
      <style:text-properties fo:font-variant="normal" fo:text-transform="none" fo:color="#000000" fo:font-size="12pt" fo:letter-spacing="normal" fo:font-style="normal" fo:font-weight="bold" officeooo:rsid="003c5036" style:font-size-asian="10.5pt" style:font-style-asian="normal" style:font-weight-asian="bold" style:font-size-complex="12pt" style:font-style-complex="normal" style:font-weight-complex="bold" loext:padding="0cm" loext:border="none"/>
    </style:style>
    <style:style style:name="T81" style:family="text">
      <style:text-properties fo:font-variant="normal" fo:text-transform="none" fo:color="#000000" fo:font-size="12pt" fo:letter-spacing="normal" fo:font-style="normal" fo:font-weight="bold" officeooo:rsid="00438706" style:font-size-asian="10.5pt" style:font-style-asian="normal" style:font-weight-asian="bold" style:font-size-complex="12pt" style:font-style-complex="normal" style:font-weight-complex="bold" loext:padding="0cm" loext:border="none"/>
    </style:style>
    <style:style style:name="T82" style:family="text">
      <style:text-properties fo:font-variant="normal" fo:text-transform="none" fo:color="#000000" fo:font-size="12pt" fo:letter-spacing="normal" fo:font-style="normal" fo:font-weight="bold" officeooo:rsid="0048d184"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000000" fo:font-size="12pt" fo:letter-spacing="normal" fo:font-style="normal" fo:font-weight="bold" officeooo:rsid="0048fc93"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000000" fo:font-size="12pt" fo:letter-spacing="normal" fo:font-style="normal" fo:font-weight="bold" officeooo:rsid="004c0b4b"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000000" fo:font-size="12pt" fo:letter-spacing="normal" fo:font-style="normal" fo:font-weight="bold" officeooo:rsid="004c6140" style:font-size-asian="10.5pt" style:font-style-asian="normal" style:font-weight-asian="bold" style:font-size-complex="12pt" style:font-style-complex="normal" style:font-weight-complex="bold" loext:padding="0cm" loext:border="none"/>
    </style:style>
    <style:style style:name="T86" style:family="text">
      <style:text-properties fo:font-variant="normal" fo:text-transform="none" fo:color="#000000" fo:font-size="12pt" fo:letter-spacing="normal" fo:font-style="normal" fo:font-weight="bold" officeooo:rsid="004e1904" style:font-size-asian="10.5pt" style:font-style-asian="normal" style:font-weight-asian="bold" style:font-size-complex="12pt" style:font-style-complex="normal" style:font-weight-complex="bold" loext:padding="0cm" loext:border="none"/>
    </style:style>
    <style:style style:name="T87" style:family="text">
      <style:text-properties fo:font-variant="normal" fo:text-transform="none" fo:color="#000000" fo:font-size="12pt" fo:letter-spacing="normal" fo:font-style="normal" fo:font-weight="bold" officeooo:rsid="004e3388" style:font-size-asian="10.5pt" style:font-style-asian="normal" style:font-weight-asian="bold" style:font-size-complex="12pt" style:font-style-complex="normal" style:font-weight-complex="bold" loext:padding="0cm" loext:border="none"/>
    </style:style>
    <style:style style:name="T88" style:family="text">
      <style:text-properties fo:font-variant="normal" fo:text-transform="none" fo:color="#000000" fo:font-size="12pt" fo:letter-spacing="normal" fo:font-style="normal" style:text-underline-style="none" fo:font-weight="normal" officeooo:rsid="002e0e48" style:font-size-asian="10.5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fo:font-size="12pt" fo:letter-spacing="normal" fo:font-style="italic" fo:font-weight="normal" officeooo:rsid="00262e5d" style:font-size-asian="10.5pt" style:font-style-asian="italic" style:font-weight-asian="normal" style:font-size-complex="12pt" style:font-style-complex="italic" style:font-weight-complex="normal" loext:padding="0cm" loext:border="none"/>
    </style:style>
    <style:style style:name="T90" style:family="text">
      <style:text-properties fo:font-variant="normal" fo:text-transform="none" fo:color="#000000" fo:font-size="12pt" fo:letter-spacing="normal" fo:font-style="italic" fo:font-weight="normal" officeooo:rsid="002c7079" style:font-size-asian="10.5pt" style:font-style-asian="italic" style:font-weight-asian="normal" style:font-size-complex="12pt" style:font-style-complex="italic" style:font-weight-complex="normal" loext:padding="0cm" loext:border="none"/>
    </style:style>
    <style:style style:name="T91" style:family="text">
      <style:text-properties fo:font-variant="normal" fo:text-transform="none" fo:color="#000000" fo:font-size="12pt" fo:letter-spacing="normal" fo:font-style="italic" fo:font-weight="normal" officeooo:rsid="003190af" style:font-size-asian="10.5pt" style:font-style-asian="italic" style:font-weight-asian="normal" style:font-size-complex="12pt" style:font-style-complex="italic" style:font-weight-complex="normal" loext:padding="0cm" loext:border="none"/>
    </style:style>
    <style:style style:name="T92" style:family="text">
      <style:text-properties fo:font-variant="normal" fo:text-transform="none" fo:color="#000000" fo:font-size="12pt" fo:letter-spacing="normal" fo:font-style="italic" fo:font-weight="normal" officeooo:rsid="0032ad50" style:font-size-asian="10.5pt" style:font-style-asian="italic" style:font-weight-asian="normal" style:font-size-complex="12pt" style:font-style-complex="italic" style:font-weight-complex="normal" loext:padding="0cm" loext:border="none"/>
    </style:style>
    <style:style style:name="T93" style:family="text">
      <style:text-properties fo:font-variant="normal" fo:text-transform="none" fo:color="#000000" fo:font-size="12pt" fo:letter-spacing="normal" fo:font-style="italic" fo:font-weight="normal" officeooo:rsid="0036fd57" style:font-size-asian="10.5pt" style:font-style-asian="italic" style:font-weight-asian="normal" style:font-size-complex="12pt" style:font-style-complex="italic" style:font-weight-complex="normal" loext:padding="0cm" loext:border="none"/>
    </style:style>
    <style:style style:name="T94" style:family="text">
      <style:text-properties fo:font-variant="normal" fo:text-transform="none" fo:color="#000000" fo:font-size="12pt" fo:letter-spacing="normal" fo:font-style="italic" fo:font-weight="normal" officeooo:rsid="00399a77" style:font-size-asian="10.5pt" style:font-style-asian="italic" style:font-weight-asian="normal" style:font-size-complex="12pt" style:font-style-complex="italic" style:font-weight-complex="normal" loext:padding="0cm" loext:border="none"/>
    </style:style>
    <style:style style:name="T95" style:family="text">
      <style:text-properties fo:font-variant="normal" fo:text-transform="none" fo:color="#000000" fo:font-size="12pt" fo:letter-spacing="normal" fo:font-style="italic" fo:font-weight="normal" officeooo:rsid="003c5036" style:font-size-asian="10.5pt" style:font-style-asian="italic" style:font-weight-asian="normal" style:font-size-complex="12pt" style:font-style-complex="italic" style:font-weight-complex="normal" loext:padding="0cm" loext:border="none"/>
    </style:style>
    <style:style style:name="T96" style:family="text">
      <style:text-properties fo:font-variant="normal" fo:text-transform="none" fo:color="#000000" fo:font-size="12pt" fo:letter-spacing="normal" fo:font-style="italic" fo:font-weight="normal" officeooo:rsid="003ce494" style:font-size-asian="10.5pt" style:font-style-asian="italic" style:font-weight-asian="normal" style:font-size-complex="12pt" style:font-style-complex="italic" style:font-weight-complex="normal" loext:padding="0cm" loext:border="none"/>
    </style:style>
    <style:style style:name="T97" style:family="text">
      <style:text-properties fo:font-variant="normal" fo:text-transform="none" fo:color="#000000" fo:letter-spacing="normal" fo:font-style="normal" fo:font-weight="bold" officeooo:rsid="00225e79" style:font-weight-asian="bold" style:font-weight-complex="bold" loext:padding="0cm" loext:border="none"/>
    </style:style>
    <style:style style:name="T98" style:family="text">
      <style:text-properties fo:font-variant="normal" fo:text-transform="none" fo:color="#000000" fo:letter-spacing="normal" fo:font-style="normal" fo:font-weight="bold" officeooo:rsid="00329485" style:font-size-asian="14pt" style:font-style-asian="normal" style:font-weight-asian="bold" style:font-style-complex="normal" style:font-weight-complex="bold" loext:padding="0cm" loext:border="none"/>
    </style:style>
    <style:style style:name="T99" style:family="text">
      <style:text-properties fo:font-variant="normal" fo:text-transform="none" fo:color="#000000" fo:letter-spacing="normal" fo:font-style="normal" fo:font-weight="bold" officeooo:rsid="002c7079" style:font-size-asian="14pt" style:font-style-asian="normal" style:font-weight-asian="bold" style:font-style-complex="normal" style:font-weight-complex="bold" loext:padding="0cm" loext:border="none"/>
    </style:style>
    <style:style style:name="T100" style:family="text">
      <style:text-properties fo:font-variant="normal" fo:text-transform="none" fo:color="#000000" fo:letter-spacing="normal" fo:font-style="normal" fo:font-weight="bold" officeooo:rsid="00262e5d" style:font-size-asian="14pt" style:font-style-asian="normal" style:font-weight-asian="bold" style:font-style-complex="normal" style:font-weight-complex="bold" loext:padding="0cm" loext:border="none"/>
    </style:style>
    <style:style style:name="T101" style:family="text">
      <style:text-properties fo:font-variant="normal" fo:text-transform="none" fo:color="#000000" fo:letter-spacing="normal" fo:font-style="normal" fo:font-weight="bold" officeooo:rsid="0040220b" style:font-size-asian="14pt" style:font-style-asian="normal" style:font-weight-asian="bold" style:font-style-complex="normal" style:font-weight-complex="bold" loext:padding="0cm" loext:border="none"/>
    </style:style>
    <style:style style:name="T102" style:family="text">
      <style:text-properties fo:font-variant="normal" fo:text-transform="none" fo:color="#000000" fo:letter-spacing="normal" fo:font-style="normal" fo:font-weight="bold" officeooo:rsid="004a5a15" style:font-size-asian="14pt" style:font-style-asian="normal" style:font-weight-asian="bold" style:font-style-complex="normal" style:font-weight-complex="bold" loext:padding="0cm" loext:border="none"/>
    </style:style>
    <style:style style:name="T103" style:family="text">
      <style:text-properties fo:font-variant="normal" fo:text-transform="none" fo:color="#000000" fo:letter-spacing="normal" fo:font-style="normal" fo:font-weight="normal" officeooo:rsid="005227a5" style:font-style-asian="normal" style:font-weight-asian="normal" style:font-style-complex="normal" style:font-weight-complex="normal" loext:padding="0cm" loext:border="none"/>
    </style:style>
    <style:style style:name="T104" style:family="text">
      <style:text-properties fo:font-variant="normal" fo:text-transform="none" fo:color="#000000" fo:letter-spacing="normal" fo:font-style="normal" fo:font-weight="normal" officeooo:rsid="0053c5a9" style:font-style-asian="normal" style:font-weight-asian="normal" style:font-style-complex="normal" style:font-weight-complex="normal" loext:padding="0cm" loext:border="none"/>
    </style:style>
    <style:style style:name="T105" style:family="text">
      <style:text-properties fo:font-variant="normal" fo:text-transform="none" fo:color="#000000" fo:letter-spacing="normal" fo:font-style="normal" fo:font-weight="normal" officeooo:rsid="0054278d" style:font-style-asian="normal" style:font-weight-asian="normal" style:font-style-complex="normal" style:font-weight-complex="normal" loext:padding="0cm" loext:border="none"/>
    </style:style>
    <style:style style:name="T106" style:family="text">
      <style:text-properties fo:font-variant="normal" fo:text-transform="none" fo:color="#000000" fo:letter-spacing="normal" fo:font-style="normal" fo:font-weight="normal" officeooo:rsid="00546766" style:font-style-asian="normal" style:font-weight-asian="normal" style:font-style-complex="normal" style:font-weight-complex="normal" loext:padding="0cm" loext:border="none"/>
    </style:style>
    <style:style style:name="T107" style:family="text">
      <style:text-properties fo:font-variant="normal" fo:text-transform="none" fo:color="#000000" fo:letter-spacing="normal" fo:font-style="normal" fo:font-weight="normal" officeooo:rsid="0055398a" style:font-style-asian="normal" style:font-weight-asian="normal" style:font-style-complex="normal" style:font-weight-complex="normal" loext:padding="0cm" loext:border="none"/>
    </style:style>
    <style:style style:name="T108" style:family="text">
      <style:text-properties fo:font-variant="normal" fo:text-transform="none" fo:color="#000000" fo:letter-spacing="normal" fo:font-style="normal" fo:font-weight="normal" officeooo:rsid="00556229" style:font-style-asian="normal" style:font-weight-asian="normal" style:font-style-complex="normal" style:font-weight-complex="normal" loext:padding="0cm" loext:border="none"/>
    </style:style>
    <style:style style:name="T109" style:family="text">
      <style:text-properties fo:font-variant="normal" fo:text-transform="none" fo:color="#000000" fo:letter-spacing="normal" fo:font-style="normal" fo:font-weight="normal" officeooo:rsid="00262e5d" style:font-size-asian="14pt" style:font-style-asian="normal" style:font-weight-asian="normal" style:font-style-complex="normal" style:font-weight-complex="normal" loext:padding="0cm" loext:border="none"/>
    </style:style>
    <style:style style:name="T110" style:family="text">
      <style:text-properties fo:font-variant="normal" fo:text-transform="none" fo:color="#000000" fo:letter-spacing="normal" fo:font-style="normal" style:text-underline-style="solid" style:text-underline-width="auto" style:text-underline-color="font-color" fo:font-weight="normal" officeooo:rsid="0055398a" style:font-style-asian="normal" style:font-weight-asian="normal" style:font-style-complex="normal" style:font-weight-complex="normal" loext:padding="0cm" loext:border="none"/>
    </style:style>
    <style:style style:name="T111" style:family="text">
      <style:text-properties fo:font-variant="normal" fo:text-transform="none" fo:color="#000000" fo:letter-spacing="normal" fo:font-style="italic" fo:font-weight="normal" officeooo:rsid="0055398a" style:font-style-asian="italic" style:font-weight-asian="normal" style:font-style-complex="italic" style:font-weight-complex="normal" loext:padding="0cm" loext:border="none"/>
    </style:style>
    <style:style style:name="T112" style:family="text">
      <style:text-properties fo:font-variant="normal" fo:text-transform="none" fo:color="#000000" fo:letter-spacing="normal" fo:font-style="italic" style:text-underline-style="solid" style:text-underline-width="auto" style:text-underline-color="font-color" fo:font-weight="normal" officeooo:rsid="0055398a" style:font-style-asian="italic" style:font-weight-asian="normal" style:font-style-complex="italic" style:font-weight-complex="normal" loext:padding="0cm" loext:border="none"/>
    </style:style>
    <style:style style:name="T113" style:family="text">
      <style:text-properties fo:font-variant="normal" fo:text-transform="none" fo:color="#000000" fo:font-size="16pt" fo:letter-spacing="normal" fo:font-style="normal" fo:font-weight="bold" officeooo:rsid="00225e79" style:font-size-asian="16pt" style:font-weight-asian="bold" style:font-size-complex="16pt" style:font-weight-complex="bold" loext:padding="0cm" loext:border="none"/>
    </style:style>
    <style:style style:name="T114" style:family="text">
      <style:text-properties fo:font-variant="normal" fo:text-transform="none" fo:color="#000000" fo:font-size="16pt" fo:letter-spacing="normal" fo:font-style="normal" fo:font-weight="bold" officeooo:rsid="001f8651" style:font-size-asian="16pt" style:font-weight-asian="bold" style:font-size-complex="16pt" style:font-weight-complex="bold" loext:padding="0cm" loext:border="none"/>
    </style:style>
    <style:style style:name="T115" style:family="text">
      <style:text-properties fo:font-variant="normal" fo:text-transform="none" fo:color="#000000" fo:font-size="16pt" fo:letter-spacing="normal" fo:font-style="normal" fo:font-weight="bold" officeooo:rsid="001f8651" style:font-size-asian="16pt" style:font-style-asian="normal" style:font-weight-asian="bold" style:font-size-complex="16pt" style:font-style-complex="normal" style:font-weight-complex="bold" loext:padding="0cm" loext:border="none"/>
    </style:style>
    <style:style style:name="T116" style:family="text">
      <style:text-properties fo:font-variant="normal" fo:text-transform="none" fo:color="#000000" fo:font-size="16pt" fo:letter-spacing="normal" fo:font-style="normal" fo:font-weight="bold" officeooo:rsid="004a8fb9" style:font-size-asian="16pt" style:font-style-asian="normal" style:font-weight-asian="bold" style:font-size-complex="16pt" style:font-style-complex="normal" style:font-weight-complex="bold" loext:padding="0cm" loext:border="none"/>
    </style:style>
    <style:style style:name="T117" style:family="text">
      <style:text-properties fo:font-style="italic" style:font-style-asian="italic" style:font-style-complex="italic"/>
    </style:style>
    <style:style style:name="T118" style:family="text">
      <style:text-properties officeooo:rsid="002070a1"/>
    </style:style>
    <style:style style:name="T119" style:family="text">
      <style:text-properties officeooo:rsid="004e1904"/>
    </style:style>
    <style:style style:name="T120" style:family="text">
      <style:text-properties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21" style:family="text">
      <style:text-properties fo:font-size="12pt" fo:font-weight="normal" officeooo:rsid="001e2b96" style:font-size-asian="12pt" style:font-size-complex="12pt"/>
    </style:style>
    <style:style style:name="T122" style:family="text">
      <style:text-properties fo:font-size="12pt" fo:font-weight="normal" officeooo:rsid="002070a1" style:font-size-asian="12pt" style:font-size-complex="12pt"/>
    </style:style>
    <style:style style:name="T123" style:family="text">
      <style:text-properties fo:font-size="12pt" officeooo:rsid="001e2b96" style:font-size-asian="12pt" style:font-size-complex="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LOAN DEFAULT PREDICTION SYSTE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uan Antonio Morales Jiménez</text:p>
      <text:p text:style-name="P4">4th July 2018</text:p>
      <text:p text:style-name="P41"/>
      <text:p text:style-name="P22">CONTENT</text:p>
      <text:p text:style-name="P22"/>
      <text:p text:style-name="P22">1 – Introduction</text:p>
      <text:p text:style-name="P22">2 – Data Description</text:p>
      <text:p text:style-name="P22">3 – Methodology</text:p>
      <text:p text:style-name="P20"><text:tab/>3.1 – Exploratory Data Analysis</text:p>
      <text:p text:style-name="P20"><text:tab/>3.2 – Data pre-processing</text:p>
      <text:p text:style-name="P7"><text:tab/><text:tab/>3.2.1 – Feature selection</text:p>
      <text:p text:style-name="P7"><text:tab/><text:tab/>3.2.2 – Pre-processing numeric variables</text:p>
      <text:p text:style-name="P7"><text:tab/><text:tab/>3.2.3 – Pre-processing categorical variables</text:p>
      <text:p text:style-name="P20"><text:tab/>3.3 – Model training and evaluation</text:p>
      <text:p text:style-name="P7"><text:tab/><text:tab/>3.3.1 - Normalization</text:p>
      <text:p text:style-name="P68"><text:span text:style-name="Strong_20_Emphasis"><text:span text:style-name="T66"><text:tab/><text:tab/>3.3.2 – </text:span></text:span><text:span text:style-name="Strong_20_Emphasis"><text:span text:style-name="T68">Hyperp</text:span></text:span><text:span text:style-name="Strong_20_Emphasis"><text:span text:style-name="T66">arameter tuning</text:span></text:span></text:p>
      <text:p text:style-name="P67"><text:span text:style-name="Strong_20_Emphasis"><text:span text:style-name="T66"><text:tab/><text:tab/>3.3.</text:span></text:span><text:span text:style-name="Strong_20_Emphasis"><text:span text:style-name="T67">3</text:span></text:span><text:span text:style-name="Strong_20_Emphasis"><text:span text:style-name="T66"> – </text:span></text:span><text:span text:style-name="Strong_20_Emphasis"><text:span text:style-name="T67">Model evaluation</text:span></text:span></text:p>
      <text:p text:style-name="P67"><text:span text:style-name="Strong_20_Emphasis"><text:span text:style-name="T99"><text:tab/>3.</text:span></text:span><text:span text:style-name="Strong_20_Emphasis"><text:span text:style-name="T102">4</text:span></text:span><text:span text:style-name="Strong_20_Emphasis"><text:span text:style-name="T99"> –</text:span></text:span><text:span text:style-name="Strong_20_Emphasis"><text:span text:style-name="T109"> </text:span></text:span><text:span text:style-name="Strong_20_Emphasis"><text:span text:style-name="T102">Main program implementation</text:span></text:span></text:p>
      <text:p text:style-name="P22">4 – Results</text:p>
      <text:p text:style-name="P22">5 – Conclusions and further works</text:p>
      <text:p text:style-name="P22"/>
      <text:p text:style-name="P40">1 – Introduction</text:p>
      <text:p text:style-name="P5"/>
      <text:p text:style-name="P28">Lending Club is a peer to peer lending company based in the United States, in which investors provide funds for potential borrowers and investors earn a profit depending on the risk they take (the borrowers credit score). Lending Club <text:span text:style-name="T25">is not a bank but they </text:span>provides the "bridge" between investors and borrowers. </text:p>
      <text:p text:style-name="P29">This system can make credit more affordable for the borrowers and investing more rewarding for investors.</text:p>
      <text:p text:style-name="P30"/>
      <text:p text:style-name="P31">Objectives</text:p>
      <text:p text:style-name="P33">The main objective of the project is to develop a scoring system consisting of several machine learning models to predict whether a loan will be paid or not.</text:p>
      <text:p text:style-name="P34"/>
      <text:p text:style-name="P34">As secondary goals, we can mention the followings:</text:p>
      <text:p text:style-name="P37">- Analyze which features are the most important to predict if borrowers will pay the loan.</text:p>
      <text:p text:style-name="P38">- To carry out an exploratory data analysis <text:span text:style-name="T28">in order to classify the type of users of the platform (most common debt purposes, employee length and types of jobs borrowers have).</text:span></text:p>
      <text:p text:style-name="P38">- <text:span text:style-name="T29">Learning a lot and have fun :)</text:span></text:p>
      <text:p text:style-name="P31"/>
      <text:p text:style-name="P42">2 – Data Description</text:p>
      <text:p text:style-name="P35"/>
      <text:p text:style-name="P23"><text:span text:style-name="T1">Lending club </text:span><text:span text:style-name="T7">provides</text:span><text:span text:style-name="T1"> </text:span><text:span text:style-name="T2">data on their web page (</text:span><text:a xlink:type="simple" xlink:href="http://www.lendingclub.com/" text:style-name="Internet_20_link" text:visited-style-name="Visited_20_Internet_20_Link"><text:span text:style-name="T2">www.lendingclub.com</text:span></text:a><text:span text:style-name="T2">) </text:span><text:span text:style-name="T1">that contain complete loan data for all loans issued from 2007 to last 2017 quarter, including the current loan status (Current, Late, Fully Paid, etc.) and latest payment information. Some additional features such as credit scores, number of finance inquiries, zip codes, states, or collections have been included among others.</text:span></text:p>
      <text:p text:style-name="P24"><text:span text:style-name="Strong_20_Emphasis"><text:span text:style-name="T14"/></text:span></text:p>
      <text:p text:style-name="P27"><text:span text:style-name="T3">The complete data set is made up of </text:span><text:span text:style-name="T8">1</text:span><text:span text:style-name="T9">50</text:span><text:span text:style-name="T8"> variables</text:span><text:span text:style-name="T1"> and </text:span><text:span text:style-name="T9">1646801</text:span><text:span text:style-name="T1"> </text:span><text:span text:style-name="T10">observations</text:span><text:span text:style-name="T3">, although </text:span><text:span text:style-name="T4">there are some variables with just one value and other ones with too many NA’s. </text:span></text:p>
      <text:p text:style-name="P78"><text:span text:style-name="Strong_20_Emphasis"><text:span text:style-name="T120"/></text:span></text:p>
      <text:p text:style-name="P78"><text:span text:style-name="Strong_20_Emphasis"><text:span text:style-name="T120">In this stage we have selected the variables that, reading the data dictionary, seemed more significant for a first approximation to the data, i.e., loan amount, date, borrower annual incomes, loan grade, interest rate, loan status, etc. </text:span></text:span><text:span text:style-name="T121">The clean final dataset has </text:span><text:span text:style-name="T122">the following</text:span><text:span text:style-name="T121"> </text:span><text:span text:style-name="T123">50 variables:</text:span></text:p>
      <text:p text:style-name="P32"/>
      <text:p text:style-name="P6">LoanStat<text:tab/>Description</text:p>
      <text:p text:style-name="P21"><text:span text:style-name="T117">num_bc_sats</text:span><text:tab/>Number of satisfactory bankcard accounts</text:p>
      <text:p text:style-name="P21"><text:span text:style-name="T117">num_rev_tl_bal_gt_0</text:span><text:tab/>Number of revolving trades with balance &gt;0</text:p>
      <text:p text:style-name="P21"><text:span text:style-name="T117">grade</text:span><text:tab/>LC assigned loan grade</text:p>
      <text:p text:style-name="P21"><text:span text:style-name="T117">avg_cur_bal</text:span><text:tab/>Average current balance of all accounts</text:p>
      <text:p text:style-name="P21"><text:span text:style-name="T117">pub_rec_bankruptcies</text:span><text:tab/>Number of public record bankruptcies</text:p>
      <text:p text:style-name="P21"><text:span text:style-name="T117">num_rev_accts</text:span><text:tab/>Number of revolving accounts</text:p>
      <text:p text:style-name="P21"><text:span text:style-name="T117">tax_liens</text:span><text:tab/>Number of tax liens</text:p>
      <text:p text:style-name="P21"><text:span text:style-name="T117">funded_amnt_inv</text:span><text:tab/>The total amount committed by investors for that loan at that <text:tab/>point in time.</text:p>
      <text:p text:style-name="P21"><text:span text:style-name="T117">delinq_2yrs</text:span><text:tab/>The number of 30+ days past-due incidences of delinquency in the <text:tab/>borrower's credit file for the past 2 years</text:p>
      <text:p text:style-name="P21"><text:span text:style-name="T117">total_bal_ex_mort</text:span><text:tab/>Total credit balance excluding mortgage</text:p>
      <text:p text:style-name="P21"><text:span text:style-name="T117">pct_tl_nvr_dlq</text:span><text:tab/>Percent of trades never delinquent</text:p>
      <text:p text:style-name="P21"><text:span text:style-name="T117">disbursement_method</text:span><text:tab/>The method by which the borrower receives their loan. Possible <text:tab/>values are: CASH, DIRECT_PAY</text:p>
      <text:p text:style-name="P21"><text:span text:style-name="T117">fico_range_low</text:span><text:tab/>The lower boundary range the borrower’s FICO at loan origination <text:tab/>belongs to.</text:p>
      <text:p text:style-name="P21"><text:span text:style-name="T117">verification_status</text:span><text:tab/>Indicates if income was verified by LC, not verified, or if the income <text:tab/>source was verified</text:p>
      <text:p text:style-name="P21"><text:span text:style-name="T117">delinq_amnt</text:span><text:tab/>The past-due amount owed for the accounts on which the <text:tab/>borrower is now delinquent.</text:p>
      <text:p text:style-name="P21"><text:soft-page-break/><text:span text:style-name="T117">purpose</text:span><text:tab/>A category provided by the borrower for the loan request. </text:p>
      <text:p text:style-name="P21"><text:span text:style-name="T117">emp_title</text:span><text:tab/>The job title supplied by the Borrower when applying for the <text:tab/>loan.</text:p>
      <text:p text:style-name="P21"><text:span text:style-name="T117">zip_code</text:span><text:tab/>The first 3 numbers of the zip code provided by the borrower in the <text:tab/>loan application.</text:p>
      <text:p text:style-name="P21"><text:span text:style-name="T117">loan_amnt</text:span><text:tab/>The listed amount of the loan applied for by the <text:tab/>borrower. If at some <text:tab/>point in time, the credit department reduces the loan amount, <text:tab/>then it will be reflected in this value.</text:p>
      <text:p text:style-name="P21"><text:span text:style-name="T117">installment</text:span><text:tab/>The monthly payment owed by the borrower if the loan <text:tab/>originates.</text:p>
      <text:p text:style-name="P21"><text:span text:style-name="T117">fico_range_high</text:span><text:tab/>The upper boundary range the borrower’s FICO at loan <text:tab/>origination <text:tab/>belongs to.</text:p>
      <text:p text:style-name="P21"><text:span text:style-name="T117">annual_inc</text:span><text:tab/>The self-reported annual income provided by the borrower <text:tab/>during registration.</text:p>
      <text:p text:style-name="P21"><text:span text:style-name="T117">term<text:tab/></text:span>The number of payments on the loan. Values are in months and can <text:tab/>be either 36 or 60.</text:p>
      <text:p text:style-name="P21"><text:span text:style-name="T117">int_rate</text:span><text:tab/>Interest Rate on the loan</text:p>
      <text:p text:style-name="P21"><text:span text:style-name="T117">emp_length</text:span><text:tab/>Employment length in years. Possible values are between 0 and 10 <text:tab/>where 0 means less than one year and 10 means <text:tab/>ten or more years. </text:p>
      <text:p text:style-name="P21"><text:span text:style-name="T117">loan_status</text:span><text:tab/>Current status of the loan</text:p>
      <text:p text:style-name="P21"><text:span text:style-name="T117">revol_bal</text:span><text:tab/>Total credit revolving balance</text:p>
      <text:p text:style-name="P21"><text:span text:style-name="T117">application_type</text:span><text:tab/>Indicates whether the loan is an individual application or <text:tab/>a joint <text:tab/>application with two co-borrowers</text:p>
      <text:p text:style-name="P21"><text:span text:style-name="T117">num_bc_tl</text:span><text:tab/>Number of bankcard accounts</text:p>
      <text:p text:style-name="P21"><text:span text:style-name="T117">num_sats</text:span><text:tab/>Number of satisfactory accounts</text:p>
      <text:p text:style-name="P21"><text:span text:style-name="T117">tot_hi_cred_lim</text:span><text:tab/>Total high credit/credit limit</text:p>
      <text:p text:style-name="P21"><text:span text:style-name="T117">tot_coll_amt</text:span><text:tab/>Total collection amounts ever owed</text:p>
      <text:p text:style-name="P21"><text:span text:style-name="T117">initial_list_status</text:span><text:tab/>The initial listing status of the loan. Possible values are – <text:tab/>W, F</text:p>
      <text:p text:style-name="P21"><text:span text:style-name="T117">bc_open_to_buy</text:span><text:tab/>Total open to buy on revolving bankcards.</text:p>
      <text:p text:style-name="P21"><text:span text:style-name="T117">total_bc_limit</text:span><text:tab/>Total bankcard high credit/credit limit</text:p>
      <text:p text:style-name="P21"><text:span text:style-name="T117">open_acc</text:span><text:tab/>The number of open credit lines in the borrower's credit <text:tab/>file.</text:p>
      <text:p text:style-name="P21"><text:span text:style-name="T117">revol_util</text:span><text:tab/>Revolving line utilization rate, or the amount of credit the <text:tab/>borrower is using relative to all available revolving credit.</text:p>
      <text:p text:style-name="P21"><text:span text:style-name="T117">pub_rec</text:span><text:tab/>Number of derogatory public records</text:p>
      <text:p text:style-name="P21"><text:span text:style-name="T117">funded_amnt<text:tab/></text:span>The total amount committed to that loan at that point in <text:tab/>time.</text:p>
      <text:p text:style-name="P21"><text:span text:style-name="T117">num_il_tl</text:span><text:tab/>Number of installment accounts</text:p>
      <text:p text:style-name="P21"><text:span text:style-name="T117">addr_state</text:span><text:tab/>The state provided by the borrower in the loan <text:tab/>application</text:p>
      <text:p text:style-name="P21"><text:span text:style-name="T117">num_accts_ever_120_pd</text:span><text:tab/>Number of accounts ever 120 or more days past due</text:p>
      <text:p text:style-name="P21"><text:span text:style-name="T117">total_il_high_credit_limit<text:tab/></text:span>Total installment high credit/credit limit</text:p>
      <text:p text:style-name="P21"><text:span text:style-name="T117">bc_util</text:span><text:tab/>Ratio of total current balance to high credit/credit limit <text:tab/>for <text:s/>all <text:tab/>bankcard accounts.</text:p>
      <text:p text:style-name="P21"><text:span text:style-name="T117">percent_bc_gt_75</text:span><text:tab/>Percentage of all bankcard accounts &gt; 75% of limit.</text:p>
      <text:p text:style-name="P21"><text:soft-page-break/><text:span text:style-name="T117">sub_grade</text:span><text:tab/>LC assigned loan subgrade</text:p>
      <text:p text:style-name="P21"><text:span text:style-name="T117">mort_acc</text:span><text:tab/>Number of mortgage accounts.</text:p>
      <text:p text:style-name="P21"><text:span text:style-name="T117">num_op_rev_tl<text:tab/></text:span>Number of open revolving accounts</text:p>
      <text:p text:style-name="P21"><text:span text:style-name="T117">dti</text:span><text:tab/>A ratio calculated using the borrower’s total monthly <text:tab/>debt <text:tab/>payments on the total debt obligations, excluding mortgage and the <text:tab/>requested LC loan, divided by the borrower’s self-reported monthly <text:tab/>income.</text:p>
      <text:p text:style-name="P36"><text:span text:style-name="T117">home_ownership<text:tab/></text:span>The home ownership status provided by the borrower during <text:tab/>registration or obtained from the credit <text:tab/>report. Our values are: <text:tab/>RENT, OWN, MORTGAGE, OTHER</text:p>
      <text:p text:style-name="P78"><text:span text:style-name="Strong_20_Emphasis"><text:span text:style-name="T120"/></text:span></text:p>
      <text:p text:style-name="P25"><text:span text:style-name="T3">To decide whether </text:span><text:span text:style-name="T6">to</text:span><text:span text:style-name="T3"> keep a feature or not </text:span><text:span text:style-name="T5">has been</text:span><text:span text:style-name="T3"> one of the most critical parts of the project since we have some information in the dataset related to time or previous payments that we will not have for new borrowers and they reveal much information about loan status. </text:span><text:span text:style-name="Strong_20_Emphasis"><text:span text:style-name="T13">For example, if “</text:span></text:span><text:span text:style-name="Strong_20_Emphasis"><text:span text:style-name="T18">debt_settlement_flag</text:span></text:span><text:span text:style-name="Strong_20_Emphasis"><text:span text:style-name="T13">” is "Y", it implies that the borrower charged off, or if “</text:span></text:span><text:span text:style-name="Strong_20_Emphasis"><text:span text:style-name="T18">total_pymnt</text:span></text:span><text:span text:style-name="Strong_20_Emphasis"><text:span text:style-name="T13">” is greater than “</text:span></text:span><text:span text:style-name="Strong_20_Emphasis"><text:span text:style-name="T18">loan_amnt</text:span></text:span><text:span text:style-name="Strong_20_Emphasis"><text:span text:style-name="T13">”, then the loan must be paid. For this reason, </text:span></text:span><text:span text:style-name="Strong_20_Emphasis"><text:span text:style-name="T11">only variables that don't update over time will be kept</text:span></text:span><text:span text:style-name="Strong_20_Emphasis"><text:span text:style-name="T13">. </text:span></text:span><text:span text:style-name="Strong_20_Emphasis"><text:span text:style-name="T15">An Excel document called "</text:span></text:span><text:span text:style-name="Strong_20_Emphasis"><text:span text:style-name="T19">features_dict.xlsx</text:span></text:span><text:span text:style-name="Strong_20_Emphasis"><text:span text:style-name="T15">" with the initial variables and those that have been kept for modeling has been included in the Data folder of the github repository.</text:span></text:span></text:p>
      <text:p text:style-name="P26"><text:span text:style-name="Strong_20_Emphasis"><text:span text:style-name="T12"/></text:span></text:p>
      <text:p text:style-name="P26"><text:span text:style-name="Strong_20_Emphasis"><text:span text:style-name="T12">Files:</text:span></text:span></text:p>
      <text:p text:style-name="P26"><text:span text:style-name="Strong_20_Emphasis"><text:span text:style-name="T16">- </text:span></text:span><text:span text:style-name="Strong_20_Emphasis"><text:span text:style-name="T20">doc/01-</text:span></text:span><text:span text:style-name="Strong_20_Emphasis"><text:span text:style-name="T23">getting_and_cleaning_data</text:span></text:span><text:span text:style-name="Strong_20_Emphasis"><text:span text:style-name="T24">.ipynb</text:span></text:span></text:p>
      <text:p text:style-name="P26"><text:span text:style-name="Strong_20_Emphasis"><text:span text:style-name="T20">- src/data_acquisition.py</text:span></text:span></text:p>
      <text:p text:style-name="P39"><text:span text:style-name="Strong_20_Emphasis"><text:span text:style-name="T113">3</text:span></text:span><text:span text:style-name="Strong_20_Emphasis"><text:span text:style-name="T114"> – </text:span></text:span><text:span text:style-name="Strong_20_Emphasis"><text:span text:style-name="T113">Methodology</text:span></text:span></text:p>
      <text:p text:style-name="P8"><text:span text:style-name="Strong_20_Emphasis"><text:span text:style-name="T97"/></text:span></text:p>
      <text:p text:style-name="P9"><text:span text:style-name="Strong_20_Emphasis"><text:span text:style-name="T30">The project in the following stages:</text:span></text:span></text:p>
      <text:p text:style-name="P9"><text:span text:style-name="Strong_20_Emphasis"><text:span text:style-name="T30">3.</text:span></text:span><text:span text:style-name="Strong_20_Emphasis"><text:span text:style-name="T31">1</text:span></text:span><text:span text:style-name="Strong_20_Emphasis"><text:span text:style-name="T30"> – Exploratory Data Analysis for a first approach to the problem.</text:span></text:span></text:p>
      <text:p text:style-name="P12"><text:span text:style-name="Strong_20_Emphasis"><text:span text:style-name="T31">3.2 – Data Preprocessing and feature engineering.</text:span></text:span></text:p>
      <text:p text:style-name="P9"><text:span text:style-name="Strong_20_Emphasis"><text:span text:style-name="T30">3.3 – Model </text:span></text:span><text:span text:style-name="Strong_20_Emphasis"><text:span text:style-name="T33">training</text:span></text:span><text:span text:style-name="Strong_20_Emphasis"><text:span text:style-name="T30"> </text:span></text:span><text:span text:style-name="Strong_20_Emphasis"><text:span text:style-name="T32">and evaluation </text:span></text:span><text:span text:style-name="Strong_20_Emphasis"><text:span text:style-name="T30">for “</text:span></text:span><text:span text:style-name="Strong_20_Emphasis"><text:span text:style-name="T89">loan_status”</text:span></text:span><text:span text:style-name="Strong_20_Emphasis"><text:span text:style-name="T34"> prediction.</text:span></text:span></text:p>
      <text:p text:style-name="P10"><text:span text:style-name="Strong_20_Emphasis"><text:span text:style-name="T35">3.</text:span></text:span><text:span text:style-name="Strong_20_Emphasis"><text:span text:style-name="T53">4</text:span></text:span><text:span text:style-name="Strong_20_Emphasis"><text:span text:style-name="T35"> – Main program implementation.</text:span></text:span></text:p>
      <text:p text:style-name="P10"><text:span text:style-name="Strong_20_Emphasis"><text:span text:style-name="T35"/></text:span></text:p>
      <text:p text:style-name="P10"><text:span text:style-name="Strong_20_Emphasis"><text:span text:style-name="T35">The organization of the repository is divided into several folders:</text:span></text:span></text:p>
      <text:list xml:id="list8691494672942229462" text:style-name="L1">
        <text:list-item>
          <text:p text:style-name="P76"><text:span text:style-name="Strong_20_Emphasis"><text:span text:style-name="T69">doc:</text:span></text:span><text:span text:style-name="Strong_20_Emphasis"><text:span text:style-name="T36"> this folder is made up of several documentation Jupyter Notebooks of the above phases, except the main program. </text:span></text:span></text:p>
        </text:list-item>
        <text:list-item>
          <text:p text:style-name="P76"><text:span text:style-name="Strong_20_Emphasis"><text:span text:style-name="T69">src:</text:span></text:span><text:span text:style-name="Strong_20_Emphasis"><text:span text:style-name="T36"> source code </text:span></text:span><text:span text:style-name="Strong_20_Emphasis"><text:span text:style-name="T37">scripts</text:span></text:span><text:span text:style-name="Strong_20_Emphasis"><text:span text:style-name="T36">. Notebooks were used as first exploration to the data and to the model hyperparametrizations and first results. But once the code guidelines was more or less clear, it was implemented <text:s/>in the main program.</text:span></text:span></text:p>
        </text:list-item>
        <text:list-item>
          <text:p text:style-name="P76"><text:span text:style-name="Strong_20_Emphasis"><text:span text:style-name="T69">data: </text:span></text:span><text:span text:style-name="Strong_20_Emphasis"><text:span text:style-name="T37">Lending Club </text:span></text:span><text:span text:style-name="Strong_20_Emphasis"><text:span text:style-name="T36">data dictionary </text:span></text:span><text:span text:style-name="Strong_20_Emphasis"><text:span text:style-name="T37">and features we have decided to keep for feeding the models. The dataset is not available in this folder due to the file is too big.</text:span></text:span></text:p>
        </text:list-item>
        <text:list-item>
          <text:p text:style-name="P77"><text:span text:style-name="Strong_20_Emphasis"><text:span text:style-name="T70">output: </text:span></text:span><text:span text:style-name="Strong_20_Emphasis"><text:span text:style-name="T37">metrics of the model and model objects.</text:span></text:span></text:p>
        </text:list-item>
      </text:list>
      <text:p text:style-name="P11"><text:span text:style-name="Strong_20_Emphasis"><text:span text:style-name="T72"/></text:span></text:p>
      <text:p text:style-name="P12"><text:span text:style-name="Strong_20_Emphasis"><text:span text:style-name="T38">In general, </text:span></text:span><text:span text:style-name="Strong_20_Emphasis"><text:span text:style-name="T71">python</text:span></text:span><text:span text:style-name="Strong_20_Emphasis"><text:span text:style-name="T38"> has been used to develop the complete project. However, </text:span></text:span><text:span text:style-name="Strong_20_Emphasis"><text:span text:style-name="T71">R</text:span></text:span><text:span text:style-name="Strong_20_Emphasis"><text:span text:style-name="T38"> has been used as a first quick approach to the project and to perform some hypothesis tests in order to find out if we could use </text:span></text:span><text:span text:style-name="Strong_20_Emphasis"><text:span text:style-name="T90">FICO range</text:span></text:span><text:span text:style-name="Strong_20_Emphasis"><text:span text:style-name="T38"> variables that provided a lot of information about the target.</text:span></text:span></text:p>
      <text:p text:style-name="P12"><text:span text:style-name="Strong_20_Emphasis"><text:span text:style-name="T38"/></text:span></text:p>
      <text:p text:style-name="P12"><text:span text:style-name="Strong_20_Emphasis"><text:span text:style-name="T38"/></text:span></text:p>
      <text:p text:style-name="P15"><text:span text:style-name="Strong_20_Emphasis"><text:span text:style-name="T99">3.1 –</text:span></text:span><text:span text:style-name="Strong_20_Emphasis"><text:span text:style-name="T109"> </text:span></text:span><text:span text:style-name="Strong_20_Emphasis"><text:span text:style-name="T100">Exploratory Data Analysis</text:span></text:span></text:p>
      <text:p text:style-name="P13"><text:span text:style-name="Strong_20_Emphasis"><text:span text:style-name="T39">The aim of this phase was to get familiar with the data and study the relationship between those features we can all understand</text:span></text:span><text:span text:style-name="Strong_20_Emphasis"><text:span text:style-name="T40">, paying special attention to the loan status since it is the variable that we want to predict through the models.</text:span></text:span></text:p>
      <text:p text:style-name="P14"><text:span text:style-name="Strong_20_Emphasis"><text:span text:style-name="T41"/></text:span></text:p>
      <text:p text:style-name="P14"><text:span text:style-name="Strong_20_Emphasis"><text:span text:style-name="T41">Lending Club user interests have been analyzed in this stage as well, studying the most common debt purposes, employee lengths and types of jobs borrowers have.</text:span></text:span></text:p>
      <text:p text:style-name="P14"><text:span text:style-name="Strong_20_Emphasis"><text:span text:style-name="T41"/></text:span></text:p>
      <text:p text:style-name="P16"><text:soft-page-break/><text:span text:style-name="Strong_20_Emphasis"><text:span text:style-name="T73">Files:</text:span></text:span></text:p>
      <text:p text:style-name="P16"><text:span text:style-name="Strong_20_Emphasis"><text:span text:style-name="T42">- <text:s/></text:span></text:span><text:span text:style-name="Strong_20_Emphasis"><text:span text:style-name="T91">doc/02-exploratory_data_analysis.ipynb</text:span></text:span></text:p>
      <text:p text:style-name="P14"><text:span text:style-name="Strong_20_Emphasis"><text:span text:style-name="T88"/></text:span></text:p>
      <text:p text:style-name="P14"><text:span text:style-name="Strong_20_Emphasis"><text:span text:style-name="T88"/></text:span></text:p>
      <text:p text:style-name="P16"><text:span text:style-name="Strong_20_Emphasis"><text:span text:style-name="T98">3.2 – Data Preprocessing</text:span></text:span></text:p>
      <text:p text:style-name="P16"><text:span text:style-name="Strong_20_Emphasis"><text:span text:style-name="T74"/></text:span></text:p>
      <text:p text:style-name="P18"><text:span text:style-name="Strong_20_Emphasis"><text:span text:style-name="T74">3.2.1 – Data Selection</text:span></text:span></text:p>
      <text:p text:style-name="P17"><text:span text:style-name="Strong_20_Emphasis"><text:span text:style-name="T43">In this stage we selected the variables we used for feeding machine learning models. Cleaning columns with just one value, selecting those features with less than 25% of NA’s and removing the variables that don't update over time caused the final dataset to be left with 50 features. </text:span></text:span></text:p>
      <text:p text:style-name="P18"><text:span text:style-name="Strong_20_Emphasis"><text:span text:style-name="T74">loan_status </text:span></text:span><text:span text:style-name="Strong_20_Emphasis"><text:span text:style-name="T44">is the variable we wanted to predict using machine learning methods. Initially, this variable had several categories, most of them related to loans in <text:tab/>progress. For the purpose of this project we considered only finished loan <text:tab/>categories:</text:span></text:span></text:p>
      <text:p text:style-name="P18"><text:span text:style-name="Strong_20_Emphasis"><text:span text:style-name="T44"><text:tab/>- </text:span></text:span><text:span text:style-name="Strong_20_Emphasis"><text:span text:style-name="T74">Fully Paid</text:span></text:span><text:span text:style-name="Strong_20_Emphasis"><text:span text:style-name="T44"> coded as 0. This is a paid loan.</text:span></text:span></text:p>
      <text:p text:style-name="P18"><text:span text:style-name="Strong_20_Emphasis"><text:span text:style-name="T44"><text:tab/>- </text:span></text:span><text:span text:style-name="Strong_20_Emphasis"><text:span text:style-name="T74">Charged Off </text:span></text:span><text:span text:style-name="Strong_20_Emphasis"><text:span text:style-name="T44">coded as 1. This is considered as unpaid loan.</text:span></text:span></text:p>
      <text:p text:style-name="P17"><text:span text:style-name="Strong_20_Emphasis"><text:span text:style-name="T43"/></text:span></text:p>
      <text:p text:style-name="P17"><text:span text:style-name="Strong_20_Emphasis"><text:span text:style-name="T43">Among the variables that LendingClub provides on their webpage, there are two of them very correlated to the loan_status. They are the </text:span></text:span><text:span text:style-name="Strong_20_Emphasis"><text:span text:style-name="T92">last_fico_range_low</text:span></text:span><text:span text:style-name="Strong_20_Emphasis"><text:span text:style-name="T43"> an</text:span></text:span><text:span text:style-name="Strong_20_Emphasis"><text:span text:style-name="T45">d</text:span></text:span><text:span text:style-name="Strong_20_Emphasis"><text:span text:style-name="T43"> </text:span></text:span><text:span text:style-name="Strong_20_Emphasis"><text:span text:style-name="T92">last_fico_range_high</text:span></text:span><text:span text:style-name="Strong_20_Emphasis"><text:span text:style-name="T43"> which correspond with the lower and upper boundary range the borrower’s last FICO pulled belongs to. Only using these two variables and the target, we achieved almost 100% accuracy and 0.99 of area under the curve ROC, regardless the type of model or the </text:span></text:span><text:span text:style-name="Strong_20_Emphasis"><text:span text:style-name="T44">parameters</text:span></text:span><text:span text:style-name="Strong_20_Emphasis"><text:span text:style-name="T43"> of the model we trained.</text:span></text:span></text:p>
      <text:p text:style-name="P53"><text:span text:style-name="Strong_20_Emphasis"><text:span text:style-name="T43">Nevertheless, we don't know if we can use these two variables as training features since it is possible that one person FICO range changed once she/he had unpaid the loan ("</text:span></text:span><text:span text:style-name="Strong_20_Emphasis"><text:span text:style-name="T92">Correlation does not imply causation</text:span></text:span><text:span text:style-name="Strong_20_Emphasis"><text:span text:style-name="T43">"). </text:span></text:span></text:p>
      <text:p text:style-name="P54"><text:span text:style-name="Strong_20_Emphasis"><text:span text:style-name="T44">Some hypothesis tests have been carried out to decide whether uses these variables and according to the results of the t-tests, we decided to remove them.</text:span></text:span></text:p>
      <text:p text:style-name="P54"><text:span text:style-name="Strong_20_Emphasis"><text:span text:style-name="T44"/></text:span></text:p>
      <text:p text:style-name="P56"><text:span text:style-name="Strong_20_Emphasis"><text:span text:style-name="T75">3.2.2 </text:span></text:span><text:span text:style-name="Strong_20_Emphasis"><text:span text:style-name="T78">– </text:span></text:span><text:span text:style-name="Strong_20_Emphasis"><text:span text:style-name="T77">Pre-processing n</text:span></text:span><text:span text:style-name="Strong_20_Emphasis"><text:span text:style-name="T75">umeric </text:span></text:span><text:span text:style-name="Strong_20_Emphasis"><text:span text:style-name="T77">v</text:span></text:span><text:span text:style-name="Strong_20_Emphasis"><text:span text:style-name="T75">ariables</text:span></text:span></text:p>
      <text:p text:style-name="P55"><text:span text:style-name="Strong_20_Emphasis"><text:span text:style-name="T46">Numerical variables were identified and just two actions were carried out:</text:span></text:span></text:p>
      <text:p text:style-name="P55"><text:span text:style-name="Strong_20_Emphasis"><text:span text:style-name="T46"><text:tab/>- Fill </text:span></text:span><text:span text:style-name="Strong_20_Emphasis"><text:span text:style-name="T76">NA’s</text:span></text:span><text:span text:style-name="Strong_20_Emphasis"><text:span text:style-name="T46"> to the median of the variable.</text:span></text:span></text:p>
      <text:p text:style-name="P46"><text:span text:style-name="Strong_20_Emphasis"><text:span text:style-name="T46">- </text:span></text:span><text:span text:style-name="Strong_20_Emphasis"><text:span text:style-name="T78">Outliers:</text:span></text:span><text:span text:style-name="Strong_20_Emphasis"><text:span text:style-name="T47"> </text:span></text:span><text:span text:style-name="Strong_20_Emphasis"><text:span text:style-name="T46">Reject those observations which </text:span></text:span><text:span text:style-name="Strong_20_Emphasis"><text:span text:style-name="T93">z_score </text:span></text:span><text:span text:style-name="Strong_20_Emphasis"><text:span text:style-name="T46">(number of standard deviations from the mean a data point is) was greater than 3.5 </text:span></text:span><text:span text:style-name="Strong_20_Emphasis"><text:span text:style-name="T47">in, at least, one variable.</text:span></text:span></text:p>
      <text:p text:style-name="P55"><text:soft-page-break/><text:span text:style-name="Strong_20_Emphasis"><text:span text:style-name="T47"/></text:span></text:p>
      <text:p text:style-name="P56"><text:span text:style-name="Strong_20_Emphasis"><text:span text:style-name="T78">3.2.3 – Pre-processing categorical variables</text:span></text:span></text:p>
      <text:p text:style-name="P19"><text:span text:style-name="Strong_20_Emphasis"><text:span text:style-name="T48">First, we filled NA’s to the last valid observation in order to get a random filling of NA’s. We </text:span></text:span><text:span text:style-name="Strong_20_Emphasis"><text:span text:style-name="T49">tested</text:span></text:span><text:span text:style-name="Strong_20_Emphasis"><text:span text:style-name="T48"> two types of transformation for categorical variables:</text:span></text:span></text:p>
      <text:p text:style-name="P43"><text:span text:style-name="Strong_20_Emphasis"><text:span text:style-name="T48">- Transform categorical variables to </text:span></text:span><text:span text:style-name="Strong_20_Emphasis"><text:span text:style-name="T79">One Hot Encoding</text:span></text:span><text:span text:style-name="Strong_20_Emphasis"><text:span text:style-name="T48">, what it makes that the number of columns of the final data set were too big. <text:s/>Furthermore, it was impossible to compute some features such “</text:span></text:span><text:span text:style-name="Strong_20_Emphasis"><text:span text:style-name="T94">zip_code</text:span></text:span><text:span text:style-name="Strong_20_Emphasis"><text:span text:style-name="T48">” or “</text:span></text:span><text:span text:style-name="Strong_20_Emphasis"><text:span text:style-name="T94">emp_title</text:span></text:span><text:span text:style-name="Strong_20_Emphasis"><text:span text:style-name="T48">” because the number of categories were too many for these categories.</text:span></text:span></text:p>
      <text:p text:style-name="P48"><text:span text:style-name="Strong_20_Emphasis"><text:span text:style-name="T48">- Transform each categorical variable to numeric replacing each category with the mean of the target for each category (</text:span></text:span><text:span text:style-name="Strong_20_Emphasis"><text:span text:style-name="T79">ratio unpaid/paid loans </text:span></text:span><text:span text:style-name="Strong_20_Emphasis"><text:span text:style-name="T84">per</text:span></text:span><text:span text:style-name="Strong_20_Emphasis"><text:span text:style-name="T79"> category</text:span></text:span><text:span text:style-name="Strong_20_Emphasis"><text:span text:style-name="T48">).</text:span></text:span></text:p>
      <text:p text:style-name="P57"><text:span text:style-name="Strong_20_Emphasis"><text:span text:style-name="T48"/></text:span></text:p>
      <text:p text:style-name="P57"><text:span text:style-name="Strong_20_Emphasis"><text:span text:style-name="T48">Finally, </text:span></text:span><text:span text:style-name="Strong_20_Emphasis"><text:span text:style-name="T49">last option was </text:span></text:span><text:span text:style-name="Strong_20_Emphasis"><text:span text:style-name="T52">chosen</text:span></text:span><text:span text:style-name="Strong_20_Emphasis"><text:span text:style-name="T49"> since better results were obtained.</text:span></text:span></text:p>
      <text:p text:style-name="P57"><text:span text:style-name="Strong_20_Emphasis"><text:span text:style-name="T49"/></text:span></text:p>
      <text:p text:style-name="P58"><text:span text:style-name="Strong_20_Emphasis"><text:span text:style-name="T80">Files:</text:span></text:span></text:p>
      <text:p text:style-name="P58"><text:span text:style-name="Strong_20_Emphasis"><text:span text:style-name="T51">Hypothesis tests:</text:span></text:span></text:p>
      <text:p text:style-name="P58"><text:span text:style-name="Strong_20_Emphasis"><text:span text:style-name="T50"><text:tab/>- </text:span></text:span><text:span text:style-name="Strong_20_Emphasis"><text:span text:style-name="T95">doc/Appendix-ttestsLastFicoRange.ipynb<text:tab/></text:span></text:span></text:p>
      <text:p text:style-name="P59"><text:span text:style-name="Strong_20_Emphasis"><text:span text:style-name="T95"><text:tab/>- </text:span></text:span><text:span text:style-name="Strong_20_Emphasis"><text:span text:style-name="T96">src/R/ficoStudy.R</text:span></text:span></text:p>
      <text:p text:style-name="P58"><text:span text:style-name="Strong_20_Emphasis"><text:span text:style-name="T51">Pre-processing:</text:span></text:span></text:p>
      <text:p text:style-name="P58"><text:span text:style-name="Strong_20_Emphasis"><text:span text:style-name="T50"><text:tab/>- </text:span></text:span><text:span text:style-name="Strong_20_Emphasis"><text:span text:style-name="T95">doc/03-processing_features.ipynb</text:span></text:span></text:p>
      <text:p text:style-name="P58"><text:span text:style-name="Strong_20_Emphasis"><text:span text:style-name="T95"><text:tab/>- </text:span></text:span><text:span text:style-name="Strong_20_Emphasis"><text:span text:style-name="T96">src/cleaning_data.py</text:span></text:span></text:p>
      <text:p text:style-name="P58"><text:span text:style-name="Strong_20_Emphasis"><text:span text:style-name="T96"/></text:span></text:p>
      <text:p text:style-name="P58"><text:span text:style-name="Strong_20_Emphasis"><text:span text:style-name="T96"/></text:span></text:p>
      <text:p text:style-name="P60"><text:span text:style-name="Strong_20_Emphasis"><text:span text:style-name="T98">3.</text:span></text:span><text:span text:style-name="Strong_20_Emphasis"><text:span text:style-name="T101">3</text:span></text:span><text:span text:style-name="Strong_20_Emphasis"><text:span text:style-name="T98"> – </text:span></text:span><text:span text:style-name="Strong_20_Emphasis"><text:span text:style-name="T101">Model training and evaluation</text:span></text:span></text:p>
      <text:p text:style-name="P61"><text:span text:style-name="Strong_20_Emphasis"><text:span text:style-name="T54">We have been working with four algorithms:</text:span></text:span></text:p>
      <text:p text:style-name="P44"><text:span text:style-name="Strong_20_Emphasis"><text:span text:style-name="T54">- Logistic Regression.</text:span></text:span></text:p>
      <text:p text:style-name="P49"><text:span text:style-name="Strong_20_Emphasis"><text:span text:style-name="T54">- Random Forest.</text:span></text:span></text:p>
      <text:p text:style-name="P49"><text:span text:style-name="Strong_20_Emphasis"><text:span text:style-name="T54">- XG Boost.</text:span></text:span></text:p>
      <text:p text:style-name="P49"><text:span text:style-name="Strong_20_Emphasis"><text:span text:style-name="T54">- Neural Network </text:span></text:span><text:span text:style-name="Strong_20_Emphasis"><text:span text:style-name="T56">autoencoder</text:span></text:span><text:span text:style-name="Strong_20_Emphasis"><text:span text:style-name="T54"> for feature extraction and Logistic Regression for predicting.</text:span></text:span></text:p>
      <text:p text:style-name="P61"><text:span text:style-name="Strong_20_Emphasis"><text:span text:style-name="T54"/></text:span></text:p>
      <text:p text:style-name="P61"><text:span text:style-name="Strong_20_Emphasis"><text:span text:style-name="T54">For each model, we have performed the following steps:</text:span></text:span></text:p>
      <text:p text:style-name="P44"><text:span text:style-name="Strong_20_Emphasis"><text:span text:style-name="T54">1. Normalization of the data if needed.</text:span></text:span></text:p>
      <text:p text:style-name="P49"><text:span text:style-name="Strong_20_Emphasis"><text:span text:style-name="T54">2. </text:span></text:span><text:span text:style-name="Strong_20_Emphasis"><text:span text:style-name="T55">Parameter tuning with Cross Validation.</text:span></text:span></text:p>
      <text:p text:style-name="P50"><text:span text:style-name="Strong_20_Emphasis"><text:span text:style-name="T55">3. Model evaluation.</text:span></text:span></text:p>
      <text:p text:style-name="P62"><text:span text:style-name="Strong_20_Emphasis"><text:span text:style-name="T55">Let’s discuss one by one:</text:span></text:span></text:p>
      <text:p text:style-name="P62"><text:soft-page-break/><text:span text:style-name="Strong_20_Emphasis"><text:span text:style-name="T81"/></text:span></text:p>
      <text:p text:style-name="P62"><text:span text:style-name="Strong_20_Emphasis"><text:span text:style-name="T81">3.3.1 – Normalization</text:span></text:span></text:p>
      <text:p text:style-name="P63"><text:span text:style-name="Strong_20_Emphasis"><text:span text:style-name="T57">Normalization only have been carried out in </text:span></text:span><text:span text:style-name="Strong_20_Emphasis"><text:span text:style-name="T58">l</text:span></text:span><text:span text:style-name="Strong_20_Emphasis"><text:span text:style-name="T57">ogistic </text:span></text:span><text:span text:style-name="Strong_20_Emphasis"><text:span text:style-name="T58">r</text:span></text:span><text:span text:style-name="Strong_20_Emphasis"><text:span text:style-name="T57">egression model and neural network autoenconder. </text:span></text:span><text:span text:style-name="Strong_20_Emphasis"><text:span text:style-name="T58">Three kind of normalization scalers have been tested: min-max, standard and robust. Best results have been obtained with standard scaler for logistic regression and min-max for neural network autoencoder.</text:span></text:span></text:p>
      <text:p text:style-name="P64"><text:span text:style-name="Strong_20_Emphasis"><text:span text:style-name="T59">Input normalization for gradient-based models such as neural nets is critical. For decision trees (</text:span></text:span><text:span text:style-name="Strong_20_Emphasis"><text:span text:style-name="T57">Random Forest and XG Boost</text:span></text:span><text:span text:style-name="Strong_20_Emphasis"><text:span text:style-name="T59">)</text:span></text:span><text:span text:style-name="Strong_20_Emphasis"><text:span text:style-name="T57"> normalization should have no impact on their performance. It is generally useful, when you are solving a system of equations, least squares, etc, where you can have serious issues due to rounding errors. In decision tree, you are just comparing stuff and branching down the tree, so normalization would not help.</text:span></text:span></text:p>
      <text:p text:style-name="P64"><text:span text:style-name="Strong_20_Emphasis"><text:span text:style-name="T57"/></text:span></text:p>
      <text:p text:style-name="P64"><text:span text:style-name="Strong_20_Emphasis"><text:span text:style-name="T82">3.3.2 – </text:span></text:span><text:span text:style-name="Strong_20_Emphasis"><text:span text:style-name="T85">Hyperp</text:span></text:span><text:span text:style-name="Strong_20_Emphasis"><text:span text:style-name="T82">arameter tuning</text:span></text:span></text:p>
      <text:p text:style-name="P69"><text:span text:style-name="Strong_20_Emphasis"><text:span text:style-name="T60">Hyperparameter tuning refers to the shaping of the model architecture from the available space. For doing that, we have used </text:span></text:span><text:span text:style-name="Strong_20_Emphasis"><text:span text:style-name="T85">Cross Validation</text:span></text:span><text:span text:style-name="Strong_20_Emphasis"><text:span text:style-name="T60"> with 3 k-folds in order to not have too many model fits. In the basic approach, the training set is split into k smaller sets . The following procedure is followed for each of the k “folds”:</text:span></text:span></text:p>
      <text:p text:style-name="P69"><text:span text:style-name="Strong_20_Emphasis"><text:span text:style-name="T60"><text:tab/>- A model is trained using k-1 of the folds as training data.</text:span></text:span></text:p>
      <text:p text:style-name="P69"><text:span text:style-name="Strong_20_Emphasis"><text:span text:style-name="T60"><text:tab/>- The resulting model is validated on the remaining part of the data (i.e., it is used <text:tab/>as a test set to compute a performance measure such as accuracy).</text:span></text:span></text:p>
      <text:p text:style-name="P72">The performance measure of the model is then the average of the values computed in the loop. <text:span text:style-name="T119">The metric that have been used is the </text:span><text:span text:style-name="T27">area under the curve ROC </text:span><text:span text:style-name="T119">(AUC) which features true positive rate on the Y axis, and false positive rate on the X axis. This means that the top left corner of the plot is the “ideal” point - a false positive rate of zero, and a true positive rate of one. This is not very realistic, but it does mean that a larger area under the curve (AUC) is usually better.</text:span></text:p>
      <text:p text:style-name="P64"><text:span text:style-name="Strong_20_Emphasis"><text:span text:style-name="T59"/></text:span></text:p>
      <text:p text:style-name="P69"><text:span text:style-name="Strong_20_Emphasis"><text:span text:style-name="T60">To obtain the best parameters of each model the following hyperparameter tuning method have been used:</text:span></text:span></text:p>
      <text:p text:style-name="P47"><text:span text:style-name="Strong_20_Emphasis"><text:span text:style-name="T60">- </text:span></text:span><text:span text:style-name="Strong_20_Emphasis"><text:span text:style-name="T85">Grid Search</text:span></text:span><text:span text:style-name="Strong_20_Emphasis"><text:span text:style-name="T60"> for logistic regresion. As we only tuned one hyperparameter </text:span></text:span><text:span text:style-name="Strong_20_Emphasis"><text:span text:style-name="T61">(regularization strength)</text:span></text:span><text:span text:style-name="Strong_20_Emphasis"><text:span text:style-name="T60">, we have used this technique</text:span></text:span><text:span text:style-name="Strong_20_Emphasis"><text:span text:style-name="T61">, where we simply build a model for every combination of various hyperparameters and evaluate each model. The model which gives the highest accuracy wins.</text:span></text:span></text:p>
      <text:p text:style-name="P45"><text:soft-page-break/><text:span text:style-name="Strong_20_Emphasis"><text:span text:style-name="T61">- </text:span></text:span><text:span text:style-name="Strong_20_Emphasis"><text:span text:style-name="T86">Randomized Search</text:span></text:span><text:span text:style-name="Strong_20_Emphasis"><text:span text:style-name="T61"> for random forest and XG boost, </text:span></text:span><text:span text:style-name="Strong_20_Emphasis"><text:span text:style-name="T62">where we had to tune several hyperparameters</text:span></text:span><text:span text:style-name="Strong_20_Emphasis"><text:span text:style-name="T61">. </text:span></text:span><text:span text:style-name="Strong_20_Emphasis"><text:span text:style-name="T62">As random values are selected at each instance, the chances of finding the optimal parameter are comparatively higher in random search because of the random search pattern where the model might end up being trained on the optimized parameters without any aliasing.</text:span></text:span></text:p>
      <text:p text:style-name="P52"><text:span text:style-name="Strong_20_Emphasis"><text:span text:style-name="T62">- </text:span></text:span><text:span text:style-name="Strong_20_Emphasis"><text:span text:style-name="T87">Bayesian Optimization</text:span></text:span><text:span text:style-name="Strong_20_Emphasis"><text:span text:style-name="T62"> for neural network autoencoder. We have chosen this method since it is adequate for situations where sampling the function to be optimized is a very expensive endeavor such an autoencoder neural network can be. </text:span></text:span><text:span text:style-name="Strong_20_Emphasis"><text:span text:style-name="T63">Bayesian optimization works by constructing a posterior distribution of functions (gaussian process) that best describes the function you want to optimize. As you iterate over and over, the algorithm balances its needs of exploration and exploitation taking into account what it knows about the target function. At each step a Gaussian Process is fitted to the known samples (points previously explored), and the posterior distribution, combined with a exploration strategy (such as UCB (Upper Confidence Bound), or EI (Expected Improvement)), are used to determine the next point that should be explored.</text:span></text:span></text:p>
      <text:p text:style-name="P51"><text:span text:style-name="Strong_20_Emphasis"><text:span text:style-name="T59"/></text:span></text:p>
      <text:p text:style-name="P65"><text:span text:style-name="Strong_20_Emphasis"><text:span text:style-name="T82">3.3.</text:span></text:span><text:span text:style-name="Strong_20_Emphasis"><text:span text:style-name="T83">3</text:span></text:span><text:span text:style-name="Strong_20_Emphasis"><text:span text:style-name="T82"> – </text:span></text:span><text:span text:style-name="Strong_20_Emphasis"><text:span text:style-name="T83">Model evaluation</text:span></text:span></text:p>
      <text:p text:style-name="P70"><text:span text:style-name="Strong_20_Emphasis"><text:span text:style-name="T65">Once the hyperparameters have been chosen for e</text:span></text:span><text:span text:style-name="Strong_20_Emphasis"><text:span text:style-name="T64">ach model, </text:span></text:span><text:span text:style-name="Strong_20_Emphasis"><text:span text:style-name="T65">this</text:span></text:span><text:span text:style-name="Strong_20_Emphasis"><text:span text:style-name="T64"> has been evaluated with cross validation </text:span></text:span><text:span text:style-name="Strong_20_Emphasis"><text:span text:style-name="T65">score </text:span></text:span><text:span text:style-name="Strong_20_Emphasis"><text:span text:style-name="T64">and 5 folds. In this case, we have used accuracy, auc, precision and recall as metric</text:span></text:span><text:span text:style-name="Strong_20_Emphasis"><text:span text:style-name="T65">s (cross validation scores). </text:span></text:span></text:p>
      <text:p text:style-name="P65"><text:span text:style-name="Strong_20_Emphasis"><text:span text:style-name="T83"/></text:span></text:p>
      <text:p text:style-name="P66"><text:span text:style-name="Strong_20_Emphasis"><text:span text:style-name="T99">3.</text:span></text:span><text:span text:style-name="Strong_20_Emphasis"><text:span text:style-name="T102">4</text:span></text:span><text:span text:style-name="Strong_20_Emphasis"><text:span text:style-name="T99"> –</text:span></text:span><text:span text:style-name="Strong_20_Emphasis"><text:span text:style-name="T109"> </text:span></text:span><text:span text:style-name="Strong_20_Emphasis"><text:span text:style-name="T102">Main program implementation</text:span></text:span></text:p>
      <text:p text:style-name="P73"><text:span text:style-name="Strong_20_Emphasis"><text:span text:style-name="T103">For th</text:span></text:span><text:span text:style-name="Strong_20_Emphasis"><text:span text:style-name="T105">e training model</text:span></text:span><text:span text:style-name="Strong_20_Emphasis"><text:span text:style-name="T103"> phase, we have used </text:span></text:span><text:span text:style-name="Strong_20_Emphasis"><text:span text:style-name="T104">Jupyter N</text:span></text:span><text:span text:style-name="Strong_20_Emphasis"><text:span text:style-name="T103">otebooks </text:span></text:span><text:span text:style-name="Strong_20_Emphasis"><text:span text:style-name="T105">with a sample of 20%</text:span></text:span><text:span text:style-name="Strong_20_Emphasis"><text:span text:style-name="T103"> </text:span></text:span><text:span text:style-name="Strong_20_Emphasis"><text:span text:style-name="T105">of the data, since </text:span></text:span><text:span text:style-name="Strong_20_Emphasis"><text:span text:style-name="T103">cross validation for hyperparameter tuning is computationally very expensive </text:span></text:span><text:span text:style-name="Strong_20_Emphasis"><text:span text:style-name="T105">and an interaction with the programming language is necessary. Notebooks work very well for this function, however they are not enough, specially when the code gets </text:span></text:span><text:span text:style-name="Strong_20_Emphasis"><text:span text:style-name="T106">a bit of</text:span></text:span><text:span text:style-name="Strong_20_Emphasis"><text:span text:style-name="T105"> complexity. </text:span></text:span></text:p>
      <text:p text:style-name="P74"><text:span text:style-name="Strong_20_Emphasis"><text:span text:style-name="T106">For the model finishing/refinement</text:span></text:span><text:span text:style-name="Strong_20_Emphasis"><text:span text:style-name="T105">, I think it is better a program </text:span></text:span><text:span text:style-name="Strong_20_Emphasis"><text:span text:style-name="T107">implementation</text:span></text:span><text:span text:style-name="Strong_20_Emphasis"><text:span text:style-name="T105"> of the complete process. </text:span></text:span><text:span text:style-name="Strong_20_Emphasis"><text:span text:style-name="T106">This way allows us to evaluate </text:span></text:span><text:span text:style-name="Strong_20_Emphasis"><text:span text:style-name="T107">the impact in the final result</text:span></text:span><text:span text:style-name="Strong_20_Emphasis"><text:span text:style-name="T106"> </text:span></text:span><text:span text:style-name="Strong_20_Emphasis"><text:span text:style-name="T107">little changes in the complete process and, finally, a </text:span></text:span><text:span text:style-name="Strong_20_Emphasis"><text:span text:style-name="T105">final model scoring with the whole dataset </text:span></text:span><text:span text:style-name="Strong_20_Emphasis"><text:span text:style-name="T108">(80% of the whole data for training and 20% for testing)</text:span></text:span><text:span text:style-name="Strong_20_Emphasis"><text:span text:style-name="T105">. </text:span></text:span></text:p>
      <text:p text:style-name="P74"><text:span text:style-name="Strong_20_Emphasis"><text:span text:style-name="T107">That is what I have done in the </text:span></text:span><text:span text:style-name="Strong_20_Emphasis"><text:span text:style-name="T111">src</text:span></text:span><text:span text:style-name="Strong_20_Emphasis"><text:span text:style-name="T107"> folder of the repository, </text:span></text:span><text:span text:style-name="Strong_20_Emphasis"><text:span text:style-name="T110">a main program implemented with all the insights I found out in the </text:span></text:span><text:span text:style-name="Strong_20_Emphasis"><text:span text:style-name="T112">documentation</text:span></text:span><text:span text:style-name="Strong_20_Emphasis"><text:span text:style-name="T110"> folder with a sample of the data.</text:span></text:span></text:p>
      <text:p text:style-name="P71"><text:span text:style-name="Strong_20_Emphasis"><text:span text:style-name="T68"/></text:span></text:p>
      <text:p text:style-name="P75"><text:span text:style-name="Strong_20_Emphasis"><text:span text:style-name="T116">4</text:span></text:span><text:span text:style-name="Strong_20_Emphasis"><text:span text:style-name="T115"> – </text:span></text:span><text:span text:style-name="Strong_20_Emphasis"><text:span text:style-name="T116">Results</text:span></text:span></text:p>
      <text:p text:style-name="P67"><text:span text:style-name="Strong_20_Emphasis"><text:span text:style-name="T116"/></text:span></text:p>
      <text:p text:style-name="P75"><text:span text:style-name="Strong_20_Emphasis"><text:span text:style-name="T116">5</text:span></text:span><text:span text:style-name="Strong_20_Emphasis"><text:span text:style-name="T115"> – </text:span></text:span><text:span text:style-name="Strong_20_Emphasis"><text:span text:style-name="T116">Conclusions and further wor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1:46:27.949908191</meta:creation-date>
    <dc:date>2018-06-18T17:12:34.221824179</dc:date>
    <meta:editing-duration>P1DT1H12M15S</meta:editing-duration>
    <meta:editing-cycles>59</meta:editing-cycles>
    <meta:generator>LibreOffice/5.1.6.2$Linux_X86_64 LibreOffice_project/10m0$Build-2</meta:generator>
    <meta:document-statistic meta:table-count="0" meta:image-count="0" meta:object-count="0" meta:page-count="13" meta:paragraph-count="160" meta:word-count="2568" meta:character-count="16279" meta:non-whitespace-character-count="13764"/>
  </office:meta>
</office:document-meta>
</file>